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string">
            <text:p>Input</text:p>
          </table:table-cell>
          <table:table-cell office:value-type="string" table:number-columns-spanned="10" table:number-rows-spanned="1">
            <text:p>Fuel</text:p>
          </table:table-cell>
          <table:covered-table-cell table:number-columns-repeated="9"/>
          <table:table-cell/>
        </table:table-row>
        <table:table-row table:style-name="ro1">
          <table:table-cell office:value-type="float" office:value="109364">
            <text:p>109364</text:p>
          </table:table-cell>
          <table:table-cell table:formula="of:=MAX(FLOOR([.A2]/3;1)-2;0)" office:value-type="float" office:value="36452">
            <text:p>36452</text:p>
          </table:table-cell>
          <table:table-cell table:formula="of:=MAX(FLOOR([.B2]/3;1)-2;0)" office:value-type="float" office:value="12148">
            <text:p>12148</text:p>
          </table:table-cell>
          <table:table-cell table:formula="of:=MAX(FLOOR([.C2]/3;1)-2;0)" office:value-type="float" office:value="4047">
            <text:p>4047</text:p>
          </table:table-cell>
          <table:table-cell table:formula="of:=MAX(FLOOR([.D2]/3;1)-2;0)" office:value-type="float" office:value="1347">
            <text:p>1347</text:p>
          </table:table-cell>
          <table:table-cell table:formula="of:=MAX(FLOOR([.E2]/3;1)-2;0)" office:value-type="float" office:value="447">
            <text:p>447</text:p>
          </table:table-cell>
          <table:table-cell table:formula="of:=MAX(FLOOR([.F2]/3;1)-2;0)" office:value-type="float" office:value="147">
            <text:p>147</text:p>
          </table:table-cell>
          <table:table-cell table:formula="of:=MAX(FLOOR([.G2]/3;1)-2;0)" office:value-type="float" office:value="47">
            <text:p>47</text:p>
          </table:table-cell>
          <table:table-cell table:formula="of:=MAX(FLOOR([.H2]/3;1)-2;0)" office:value-type="float" office:value="13">
            <text:p>13</text:p>
          </table:table-cell>
          <table:table-cell table:formula="of:=MAX(FLOOR([.I2]/3;1)-2;0)" office:value-type="float" office:value="2">
            <text:p>2</text:p>
          </table:table-cell>
          <table:table-cell table:formula="of:=MAX(FLOOR([.J2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584">
            <text:p>144584</text:p>
          </table:table-cell>
          <table:table-cell table:formula="of:=MAX(FLOOR([.A3]/3;1)-2;0)" office:value-type="float" office:value="48192">
            <text:p>48192</text:p>
          </table:table-cell>
          <table:table-cell table:formula="of:=MAX(FLOOR([.B3]/3;1)-2;0)" office:value-type="float" office:value="16062">
            <text:p>16062</text:p>
          </table:table-cell>
          <table:table-cell table:formula="of:=MAX(FLOOR([.C3]/3;1)-2;0)" office:value-type="float" office:value="5352">
            <text:p>5352</text:p>
          </table:table-cell>
          <table:table-cell table:formula="of:=MAX(FLOOR([.D3]/3;1)-2;0)" office:value-type="float" office:value="1782">
            <text:p>1782</text:p>
          </table:table-cell>
          <table:table-cell table:formula="of:=MAX(FLOOR([.E3]/3;1)-2;0)" office:value-type="float" office:value="592">
            <text:p>592</text:p>
          </table:table-cell>
          <table:table-cell table:formula="of:=MAX(FLOOR([.F3]/3;1)-2;0)" office:value-type="float" office:value="195">
            <text:p>195</text:p>
          </table:table-cell>
          <table:table-cell table:formula="of:=MAX(FLOOR([.G3]/3;1)-2;0)" office:value-type="float" office:value="63">
            <text:p>63</text:p>
          </table:table-cell>
          <table:table-cell table:formula="of:=MAX(FLOOR([.H3]/3;1)-2;0)" office:value-type="float" office:value="19">
            <text:p>19</text:p>
          </table:table-cell>
          <table:table-cell table:formula="of:=MAX(FLOOR([.I3]/3;1)-2;0)" office:value-type="float" office:value="4">
            <text:p>4</text:p>
          </table:table-cell>
          <table:table-cell table:formula="of:=MAX(FLOOR([.J3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498">
            <text:p>87498</text:p>
          </table:table-cell>
          <table:table-cell table:formula="of:=MAX(FLOOR([.A4]/3;1)-2;0)" office:value-type="float" office:value="29164">
            <text:p>29164</text:p>
          </table:table-cell>
          <table:table-cell table:formula="of:=MAX(FLOOR([.B4]/3;1)-2;0)" office:value-type="float" office:value="9719">
            <text:p>9719</text:p>
          </table:table-cell>
          <table:table-cell table:formula="of:=MAX(FLOOR([.C4]/3;1)-2;0)" office:value-type="float" office:value="3237">
            <text:p>3237</text:p>
          </table:table-cell>
          <table:table-cell table:formula="of:=MAX(FLOOR([.D4]/3;1)-2;0)" office:value-type="float" office:value="1077">
            <text:p>1077</text:p>
          </table:table-cell>
          <table:table-cell table:formula="of:=MAX(FLOOR([.E4]/3;1)-2;0)" office:value-type="float" office:value="357">
            <text:p>357</text:p>
          </table:table-cell>
          <table:table-cell table:formula="of:=MAX(FLOOR([.F4]/3;1)-2;0)" office:value-type="float" office:value="117">
            <text:p>117</text:p>
          </table:table-cell>
          <table:table-cell table:formula="of:=MAX(FLOOR([.G4]/3;1)-2;0)" office:value-type="float" office:value="37">
            <text:p>37</text:p>
          </table:table-cell>
          <table:table-cell table:formula="of:=MAX(FLOOR([.H4]/3;1)-2;0)" office:value-type="float" office:value="10">
            <text:p>10</text:p>
          </table:table-cell>
          <table:table-cell table:formula="of:=MAX(FLOOR([.I4]/3;1)-2;0)" office:value-type="float" office:value="1">
            <text:p>1</text:p>
          </table:table-cell>
          <table:table-cell table:formula="of:=MAX(FLOOR([.J4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293">
            <text:p>130293</text:p>
          </table:table-cell>
          <table:table-cell table:formula="of:=MAX(FLOOR([.A5]/3;1)-2;0)" office:value-type="float" office:value="43429">
            <text:p>43429</text:p>
          </table:table-cell>
          <table:table-cell table:formula="of:=MAX(FLOOR([.B5]/3;1)-2;0)" office:value-type="float" office:value="14474">
            <text:p>14474</text:p>
          </table:table-cell>
          <table:table-cell table:formula="of:=MAX(FLOOR([.C5]/3;1)-2;0)" office:value-type="float" office:value="4822">
            <text:p>4822</text:p>
          </table:table-cell>
          <table:table-cell table:formula="of:=MAX(FLOOR([.D5]/3;1)-2;0)" office:value-type="float" office:value="1605">
            <text:p>1605</text:p>
          </table:table-cell>
          <table:table-cell table:formula="of:=MAX(FLOOR([.E5]/3;1)-2;0)" office:value-type="float" office:value="533">
            <text:p>533</text:p>
          </table:table-cell>
          <table:table-cell table:formula="of:=MAX(FLOOR([.F5]/3;1)-2;0)" office:value-type="float" office:value="175">
            <text:p>175</text:p>
          </table:table-cell>
          <table:table-cell table:formula="of:=MAX(FLOOR([.G5]/3;1)-2;0)" office:value-type="float" office:value="56">
            <text:p>56</text:p>
          </table:table-cell>
          <table:table-cell table:formula="of:=MAX(FLOOR([.H5]/3;1)-2;0)" office:value-type="float" office:value="16">
            <text:p>16</text:p>
          </table:table-cell>
          <table:table-cell table:formula="of:=MAX(FLOOR([.I5]/3;1)-2;0)" office:value-type="float" office:value="3">
            <text:p>3</text:p>
          </table:table-cell>
          <table:table-cell table:formula="of:=MAX(FLOOR([.J5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960">
            <text:p>91960</text:p>
          </table:table-cell>
          <table:table-cell table:formula="of:=MAX(FLOOR([.A6]/3;1)-2;0)" office:value-type="float" office:value="30651">
            <text:p>30651</text:p>
          </table:table-cell>
          <table:table-cell table:formula="of:=MAX(FLOOR([.B6]/3;1)-2;0)" office:value-type="float" office:value="10215">
            <text:p>10215</text:p>
          </table:table-cell>
          <table:table-cell table:formula="of:=MAX(FLOOR([.C6]/3;1)-2;0)" office:value-type="float" office:value="3403">
            <text:p>3403</text:p>
          </table:table-cell>
          <table:table-cell table:formula="of:=MAX(FLOOR([.D6]/3;1)-2;0)" office:value-type="float" office:value="1132">
            <text:p>1132</text:p>
          </table:table-cell>
          <table:table-cell table:formula="of:=MAX(FLOOR([.E6]/3;1)-2;0)" office:value-type="float" office:value="375">
            <text:p>375</text:p>
          </table:table-cell>
          <table:table-cell table:formula="of:=MAX(FLOOR([.F6]/3;1)-2;0)" office:value-type="float" office:value="123">
            <text:p>123</text:p>
          </table:table-cell>
          <table:table-cell table:formula="of:=MAX(FLOOR([.G6]/3;1)-2;0)" office:value-type="float" office:value="39">
            <text:p>39</text:p>
          </table:table-cell>
          <table:table-cell table:formula="of:=MAX(FLOOR([.H6]/3;1)-2;0)" office:value-type="float" office:value="11">
            <text:p>11</text:p>
          </table:table-cell>
          <table:table-cell table:formula="of:=MAX(FLOOR([.I6]/3;1)-2;0)" office:value-type="float" office:value="1">
            <text:p>1</text:p>
          </table:table-cell>
          <table:table-cell table:formula="of:=MAX(FLOOR([.J6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7563">
            <text:p>117563</text:p>
          </table:table-cell>
          <table:table-cell table:formula="of:=MAX(FLOOR([.A7]/3;1)-2;0)" office:value-type="float" office:value="39185">
            <text:p>39185</text:p>
          </table:table-cell>
          <table:table-cell table:formula="of:=MAX(FLOOR([.B7]/3;1)-2;0)" office:value-type="float" office:value="13059">
            <text:p>13059</text:p>
          </table:table-cell>
          <table:table-cell table:formula="of:=MAX(FLOOR([.C7]/3;1)-2;0)" office:value-type="float" office:value="4351">
            <text:p>4351</text:p>
          </table:table-cell>
          <table:table-cell table:formula="of:=MAX(FLOOR([.D7]/3;1)-2;0)" office:value-type="float" office:value="1448">
            <text:p>1448</text:p>
          </table:table-cell>
          <table:table-cell table:formula="of:=MAX(FLOOR([.E7]/3;1)-2;0)" office:value-type="float" office:value="480">
            <text:p>480</text:p>
          </table:table-cell>
          <table:table-cell table:formula="of:=MAX(FLOOR([.F7]/3;1)-2;0)" office:value-type="float" office:value="158">
            <text:p>158</text:p>
          </table:table-cell>
          <table:table-cell table:formula="of:=MAX(FLOOR([.G7]/3;1)-2;0)" office:value-type="float" office:value="50">
            <text:p>50</text:p>
          </table:table-cell>
          <table:table-cell table:formula="of:=MAX(FLOOR([.H7]/3;1)-2;0)" office:value-type="float" office:value="14">
            <text:p>14</text:p>
          </table:table-cell>
          <table:table-cell table:formula="of:=MAX(FLOOR([.I7]/3;1)-2;0)" office:value-type="float" office:value="2">
            <text:p>2</text:p>
          </table:table-cell>
          <table:table-cell table:formula="of:=MAX(FLOOR([.J7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730">
            <text:p>91730</text:p>
          </table:table-cell>
          <table:table-cell table:formula="of:=MAX(FLOOR([.A8]/3;1)-2;0)" office:value-type="float" office:value="30574">
            <text:p>30574</text:p>
          </table:table-cell>
          <table:table-cell table:formula="of:=MAX(FLOOR([.B8]/3;1)-2;0)" office:value-type="float" office:value="10189">
            <text:p>10189</text:p>
          </table:table-cell>
          <table:table-cell table:formula="of:=MAX(FLOOR([.C8]/3;1)-2;0)" office:value-type="float" office:value="3394">
            <text:p>3394</text:p>
          </table:table-cell>
          <table:table-cell table:formula="of:=MAX(FLOOR([.D8]/3;1)-2;0)" office:value-type="float" office:value="1129">
            <text:p>1129</text:p>
          </table:table-cell>
          <table:table-cell table:formula="of:=MAX(FLOOR([.E8]/3;1)-2;0)" office:value-type="float" office:value="374">
            <text:p>374</text:p>
          </table:table-cell>
          <table:table-cell table:formula="of:=MAX(FLOOR([.F8]/3;1)-2;0)" office:value-type="float" office:value="122">
            <text:p>122</text:p>
          </table:table-cell>
          <table:table-cell table:formula="of:=MAX(FLOOR([.G8]/3;1)-2;0)" office:value-type="float" office:value="38">
            <text:p>38</text:p>
          </table:table-cell>
          <table:table-cell table:formula="of:=MAX(FLOOR([.H8]/3;1)-2;0)" office:value-type="float" office:value="10">
            <text:p>10</text:p>
          </table:table-cell>
          <table:table-cell table:formula="of:=MAX(FLOOR([.I8]/3;1)-2;0)" office:value-type="float" office:value="1">
            <text:p>1</text:p>
          </table:table-cell>
          <table:table-cell table:formula="of:=MAX(FLOOR([.J8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879">
            <text:p>138879</text:p>
          </table:table-cell>
          <table:table-cell table:formula="of:=MAX(FLOOR([.A9]/3;1)-2;0)" office:value-type="float" office:value="46291">
            <text:p>46291</text:p>
          </table:table-cell>
          <table:table-cell table:formula="of:=MAX(FLOOR([.B9]/3;1)-2;0)" office:value-type="float" office:value="15428">
            <text:p>15428</text:p>
          </table:table-cell>
          <table:table-cell table:formula="of:=MAX(FLOOR([.C9]/3;1)-2;0)" office:value-type="float" office:value="5140">
            <text:p>5140</text:p>
          </table:table-cell>
          <table:table-cell table:formula="of:=MAX(FLOOR([.D9]/3;1)-2;0)" office:value-type="float" office:value="1711">
            <text:p>1711</text:p>
          </table:table-cell>
          <table:table-cell table:formula="of:=MAX(FLOOR([.E9]/3;1)-2;0)" office:value-type="float" office:value="568">
            <text:p>568</text:p>
          </table:table-cell>
          <table:table-cell table:formula="of:=MAX(FLOOR([.F9]/3;1)-2;0)" office:value-type="float" office:value="187">
            <text:p>187</text:p>
          </table:table-cell>
          <table:table-cell table:formula="of:=MAX(FLOOR([.G9]/3;1)-2;0)" office:value-type="float" office:value="60">
            <text:p>60</text:p>
          </table:table-cell>
          <table:table-cell table:formula="of:=MAX(FLOOR([.H9]/3;1)-2;0)" office:value-type="float" office:value="18">
            <text:p>18</text:p>
          </table:table-cell>
          <table:table-cell table:formula="of:=MAX(FLOOR([.I9]/3;1)-2;0)" office:value-type="float" office:value="4">
            <text:p>4</text:p>
          </table:table-cell>
          <table:table-cell table:formula="of:=MAX(FLOOR([.J9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269">
            <text:p>144269</text:p>
          </table:table-cell>
          <table:table-cell table:formula="of:=MAX(FLOOR([.A10]/3;1)-2;0)" office:value-type="float" office:value="48087">
            <text:p>48087</text:p>
          </table:table-cell>
          <table:table-cell table:formula="of:=MAX(FLOOR([.B10]/3;1)-2;0)" office:value-type="float" office:value="16027">
            <text:p>16027</text:p>
          </table:table-cell>
          <table:table-cell table:formula="of:=MAX(FLOOR([.C10]/3;1)-2;0)" office:value-type="float" office:value="5340">
            <text:p>5340</text:p>
          </table:table-cell>
          <table:table-cell table:formula="of:=MAX(FLOOR([.D10]/3;1)-2;0)" office:value-type="float" office:value="1778">
            <text:p>1778</text:p>
          </table:table-cell>
          <table:table-cell table:formula="of:=MAX(FLOOR([.E10]/3;1)-2;0)" office:value-type="float" office:value="590">
            <text:p>590</text:p>
          </table:table-cell>
          <table:table-cell table:formula="of:=MAX(FLOOR([.F10]/3;1)-2;0)" office:value-type="float" office:value="194">
            <text:p>194</text:p>
          </table:table-cell>
          <table:table-cell table:formula="of:=MAX(FLOOR([.G10]/3;1)-2;0)" office:value-type="float" office:value="62">
            <text:p>62</text:p>
          </table:table-cell>
          <table:table-cell table:formula="of:=MAX(FLOOR([.H10]/3;1)-2;0)" office:value-type="float" office:value="18">
            <text:p>18</text:p>
          </table:table-cell>
          <table:table-cell table:formula="of:=MAX(FLOOR([.I10]/3;1)-2;0)" office:value-type="float" office:value="4">
            <text:p>4</text:p>
          </table:table-cell>
          <table:table-cell table:formula="of:=MAX(FLOOR([.J10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058">
            <text:p>89058</text:p>
          </table:table-cell>
          <table:table-cell table:formula="of:=MAX(FLOOR([.A11]/3;1)-2;0)" office:value-type="float" office:value="29684">
            <text:p>29684</text:p>
          </table:table-cell>
          <table:table-cell table:formula="of:=MAX(FLOOR([.B11]/3;1)-2;0)" office:value-type="float" office:value="9892">
            <text:p>9892</text:p>
          </table:table-cell>
          <table:table-cell table:formula="of:=MAX(FLOOR([.C11]/3;1)-2;0)" office:value-type="float" office:value="3295">
            <text:p>3295</text:p>
          </table:table-cell>
          <table:table-cell table:formula="of:=MAX(FLOOR([.D11]/3;1)-2;0)" office:value-type="float" office:value="1096">
            <text:p>1096</text:p>
          </table:table-cell>
          <table:table-cell table:formula="of:=MAX(FLOOR([.E11]/3;1)-2;0)" office:value-type="float" office:value="363">
            <text:p>363</text:p>
          </table:table-cell>
          <table:table-cell table:formula="of:=MAX(FLOOR([.F11]/3;1)-2;0)" office:value-type="float" office:value="119">
            <text:p>119</text:p>
          </table:table-cell>
          <table:table-cell table:formula="of:=MAX(FLOOR([.G11]/3;1)-2;0)" office:value-type="float" office:value="37">
            <text:p>37</text:p>
          </table:table-cell>
          <table:table-cell table:formula="of:=MAX(FLOOR([.H11]/3;1)-2;0)" office:value-type="float" office:value="10">
            <text:p>10</text:p>
          </table:table-cell>
          <table:table-cell table:formula="of:=MAX(FLOOR([.I11]/3;1)-2;0)" office:value-type="float" office:value="1">
            <text:p>1</text:p>
          </table:table-cell>
          <table:table-cell table:formula="of:=MAX(FLOOR([.J11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982">
            <text:p>89982</text:p>
          </table:table-cell>
          <table:table-cell table:formula="of:=MAX(FLOOR([.A12]/3;1)-2;0)" office:value-type="float" office:value="29992">
            <text:p>29992</text:p>
          </table:table-cell>
          <table:table-cell table:formula="of:=MAX(FLOOR([.B12]/3;1)-2;0)" office:value-type="float" office:value="9995">
            <text:p>9995</text:p>
          </table:table-cell>
          <table:table-cell table:formula="of:=MAX(FLOOR([.C12]/3;1)-2;0)" office:value-type="float" office:value="3329">
            <text:p>3329</text:p>
          </table:table-cell>
          <table:table-cell table:formula="of:=MAX(FLOOR([.D12]/3;1)-2;0)" office:value-type="float" office:value="1107">
            <text:p>1107</text:p>
          </table:table-cell>
          <table:table-cell table:formula="of:=MAX(FLOOR([.E12]/3;1)-2;0)" office:value-type="float" office:value="367">
            <text:p>367</text:p>
          </table:table-cell>
          <table:table-cell table:formula="of:=MAX(FLOOR([.F12]/3;1)-2;0)" office:value-type="float" office:value="120">
            <text:p>120</text:p>
          </table:table-cell>
          <table:table-cell table:formula="of:=MAX(FLOOR([.G12]/3;1)-2;0)" office:value-type="float" office:value="38">
            <text:p>38</text:p>
          </table:table-cell>
          <table:table-cell table:formula="of:=MAX(FLOOR([.H12]/3;1)-2;0)" office:value-type="float" office:value="10">
            <text:p>10</text:p>
          </table:table-cell>
          <table:table-cell table:formula="of:=MAX(FLOOR([.I12]/3;1)-2;0)" office:value-type="float" office:value="1">
            <text:p>1</text:p>
          </table:table-cell>
          <table:table-cell table:formula="of:=MAX(FLOOR([.J12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5609">
            <text:p>115609</text:p>
          </table:table-cell>
          <table:table-cell table:formula="of:=MAX(FLOOR([.A13]/3;1)-2;0)" office:value-type="float" office:value="38534">
            <text:p>38534</text:p>
          </table:table-cell>
          <table:table-cell table:formula="of:=MAX(FLOOR([.B13]/3;1)-2;0)" office:value-type="float" office:value="12842">
            <text:p>12842</text:p>
          </table:table-cell>
          <table:table-cell table:formula="of:=MAX(FLOOR([.C13]/3;1)-2;0)" office:value-type="float" office:value="4278">
            <text:p>4278</text:p>
          </table:table-cell>
          <table:table-cell table:formula="of:=MAX(FLOOR([.D13]/3;1)-2;0)" office:value-type="float" office:value="1424">
            <text:p>1424</text:p>
          </table:table-cell>
          <table:table-cell table:formula="of:=MAX(FLOOR([.E13]/3;1)-2;0)" office:value-type="float" office:value="472">
            <text:p>472</text:p>
          </table:table-cell>
          <table:table-cell table:formula="of:=MAX(FLOOR([.F13]/3;1)-2;0)" office:value-type="float" office:value="155">
            <text:p>155</text:p>
          </table:table-cell>
          <table:table-cell table:formula="of:=MAX(FLOOR([.G13]/3;1)-2;0)" office:value-type="float" office:value="49">
            <text:p>49</text:p>
          </table:table-cell>
          <table:table-cell table:formula="of:=MAX(FLOOR([.H13]/3;1)-2;0)" office:value-type="float" office:value="14">
            <text:p>14</text:p>
          </table:table-cell>
          <table:table-cell table:formula="of:=MAX(FLOOR([.I13]/3;1)-2;0)" office:value-type="float" office:value="2">
            <text:p>2</text:p>
          </table:table-cell>
          <table:table-cell table:formula="of:=MAX(FLOOR([.J13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728">
            <text:p>114728</text:p>
          </table:table-cell>
          <table:table-cell table:formula="of:=MAX(FLOOR([.A14]/3;1)-2;0)" office:value-type="float" office:value="38240">
            <text:p>38240</text:p>
          </table:table-cell>
          <table:table-cell table:formula="of:=MAX(FLOOR([.B14]/3;1)-2;0)" office:value-type="float" office:value="12744">
            <text:p>12744</text:p>
          </table:table-cell>
          <table:table-cell table:formula="of:=MAX(FLOOR([.C14]/3;1)-2;0)" office:value-type="float" office:value="4246">
            <text:p>4246</text:p>
          </table:table-cell>
          <table:table-cell table:formula="of:=MAX(FLOOR([.D14]/3;1)-2;0)" office:value-type="float" office:value="1413">
            <text:p>1413</text:p>
          </table:table-cell>
          <table:table-cell table:formula="of:=MAX(FLOOR([.E14]/3;1)-2;0)" office:value-type="float" office:value="469">
            <text:p>469</text:p>
          </table:table-cell>
          <table:table-cell table:formula="of:=MAX(FLOOR([.F14]/3;1)-2;0)" office:value-type="float" office:value="154">
            <text:p>154</text:p>
          </table:table-cell>
          <table:table-cell table:formula="of:=MAX(FLOOR([.G14]/3;1)-2;0)" office:value-type="float" office:value="49">
            <text:p>49</text:p>
          </table:table-cell>
          <table:table-cell table:formula="of:=MAX(FLOOR([.H14]/3;1)-2;0)" office:value-type="float" office:value="14">
            <text:p>14</text:p>
          </table:table-cell>
          <table:table-cell table:formula="of:=MAX(FLOOR([.I14]/3;1)-2;0)" office:value-type="float" office:value="2">
            <text:p>2</text:p>
          </table:table-cell>
          <table:table-cell table:formula="of:=MAX(FLOOR([.J14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422">
            <text:p>85422</text:p>
          </table:table-cell>
          <table:table-cell table:formula="of:=MAX(FLOOR([.A15]/3;1)-2;0)" office:value-type="float" office:value="28472">
            <text:p>28472</text:p>
          </table:table-cell>
          <table:table-cell table:formula="of:=MAX(FLOOR([.B15]/3;1)-2;0)" office:value-type="float" office:value="9488">
            <text:p>9488</text:p>
          </table:table-cell>
          <table:table-cell table:formula="of:=MAX(FLOOR([.C15]/3;1)-2;0)" office:value-type="float" office:value="3160">
            <text:p>3160</text:p>
          </table:table-cell>
          <table:table-cell table:formula="of:=MAX(FLOOR([.D15]/3;1)-2;0)" office:value-type="float" office:value="1051">
            <text:p>1051</text:p>
          </table:table-cell>
          <table:table-cell table:formula="of:=MAX(FLOOR([.E15]/3;1)-2;0)" office:value-type="float" office:value="348">
            <text:p>348</text:p>
          </table:table-cell>
          <table:table-cell table:formula="of:=MAX(FLOOR([.F15]/3;1)-2;0)" office:value-type="float" office:value="114">
            <text:p>114</text:p>
          </table:table-cell>
          <table:table-cell table:formula="of:=MAX(FLOOR([.G15]/3;1)-2;0)" office:value-type="float" office:value="36">
            <text:p>36</text:p>
          </table:table-cell>
          <table:table-cell table:formula="of:=MAX(FLOOR([.H15]/3;1)-2;0)" office:value-type="float" office:value="10">
            <text:p>10</text:p>
          </table:table-cell>
          <table:table-cell table:formula="of:=MAX(FLOOR([.I15]/3;1)-2;0)" office:value-type="float" office:value="1">
            <text:p>1</text:p>
          </table:table-cell>
          <table:table-cell table:formula="of:=MAX(FLOOR([.J15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803">
            <text:p>111803</text:p>
          </table:table-cell>
          <table:table-cell table:formula="of:=MAX(FLOOR([.A16]/3;1)-2;0)" office:value-type="float" office:value="37265">
            <text:p>37265</text:p>
          </table:table-cell>
          <table:table-cell table:formula="of:=MAX(FLOOR([.B16]/3;1)-2;0)" office:value-type="float" office:value="12419">
            <text:p>12419</text:p>
          </table:table-cell>
          <table:table-cell table:formula="of:=MAX(FLOOR([.C16]/3;1)-2;0)" office:value-type="float" office:value="4137">
            <text:p>4137</text:p>
          </table:table-cell>
          <table:table-cell table:formula="of:=MAX(FLOOR([.D16]/3;1)-2;0)" office:value-type="float" office:value="1377">
            <text:p>1377</text:p>
          </table:table-cell>
          <table:table-cell table:formula="of:=MAX(FLOOR([.E16]/3;1)-2;0)" office:value-type="float" office:value="457">
            <text:p>457</text:p>
          </table:table-cell>
          <table:table-cell table:formula="of:=MAX(FLOOR([.F16]/3;1)-2;0)" office:value-type="float" office:value="150">
            <text:p>150</text:p>
          </table:table-cell>
          <table:table-cell table:formula="of:=MAX(FLOOR([.G16]/3;1)-2;0)" office:value-type="float" office:value="48">
            <text:p>48</text:p>
          </table:table-cell>
          <table:table-cell table:formula="of:=MAX(FLOOR([.H16]/3;1)-2;0)" office:value-type="float" office:value="14">
            <text:p>14</text:p>
          </table:table-cell>
          <table:table-cell table:formula="of:=MAX(FLOOR([.I16]/3;1)-2;0)" office:value-type="float" office:value="2">
            <text:p>2</text:p>
          </table:table-cell>
          <table:table-cell table:formula="of:=MAX(FLOOR([.J16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8524">
            <text:p>148524</text:p>
          </table:table-cell>
          <table:table-cell table:formula="of:=MAX(FLOOR([.A17]/3;1)-2;0)" office:value-type="float" office:value="49506">
            <text:p>49506</text:p>
          </table:table-cell>
          <table:table-cell table:formula="of:=MAX(FLOOR([.B17]/3;1)-2;0)" office:value-type="float" office:value="16500">
            <text:p>16500</text:p>
          </table:table-cell>
          <table:table-cell table:formula="of:=MAX(FLOOR([.C17]/3;1)-2;0)" office:value-type="float" office:value="5498">
            <text:p>5498</text:p>
          </table:table-cell>
          <table:table-cell table:formula="of:=MAX(FLOOR([.D17]/3;1)-2;0)" office:value-type="float" office:value="1830">
            <text:p>1830</text:p>
          </table:table-cell>
          <table:table-cell table:formula="of:=MAX(FLOOR([.E17]/3;1)-2;0)" office:value-type="float" office:value="608">
            <text:p>608</text:p>
          </table:table-cell>
          <table:table-cell table:formula="of:=MAX(FLOOR([.F17]/3;1)-2;0)" office:value-type="float" office:value="200">
            <text:p>200</text:p>
          </table:table-cell>
          <table:table-cell table:formula="of:=MAX(FLOOR([.G17]/3;1)-2;0)" office:value-type="float" office:value="64">
            <text:p>64</text:p>
          </table:table-cell>
          <table:table-cell table:formula="of:=MAX(FLOOR([.H17]/3;1)-2;0)" office:value-type="float" office:value="19">
            <text:p>19</text:p>
          </table:table-cell>
          <table:table-cell table:formula="of:=MAX(FLOOR([.I17]/3;1)-2;0)" office:value-type="float" office:value="4">
            <text:p>4</text:p>
          </table:table-cell>
          <table:table-cell table:formula="of:=MAX(FLOOR([.J17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035">
            <text:p>130035</text:p>
          </table:table-cell>
          <table:table-cell table:formula="of:=MAX(FLOOR([.A18]/3;1)-2;0)" office:value-type="float" office:value="43343">
            <text:p>43343</text:p>
          </table:table-cell>
          <table:table-cell table:formula="of:=MAX(FLOOR([.B18]/3;1)-2;0)" office:value-type="float" office:value="14445">
            <text:p>14445</text:p>
          </table:table-cell>
          <table:table-cell table:formula="of:=MAX(FLOOR([.C18]/3;1)-2;0)" office:value-type="float" office:value="4813">
            <text:p>4813</text:p>
          </table:table-cell>
          <table:table-cell table:formula="of:=MAX(FLOOR([.D18]/3;1)-2;0)" office:value-type="float" office:value="1602">
            <text:p>1602</text:p>
          </table:table-cell>
          <table:table-cell table:formula="of:=MAX(FLOOR([.E18]/3;1)-2;0)" office:value-type="float" office:value="532">
            <text:p>532</text:p>
          </table:table-cell>
          <table:table-cell table:formula="of:=MAX(FLOOR([.F18]/3;1)-2;0)" office:value-type="float" office:value="175">
            <text:p>175</text:p>
          </table:table-cell>
          <table:table-cell table:formula="of:=MAX(FLOOR([.G18]/3;1)-2;0)" office:value-type="float" office:value="56">
            <text:p>56</text:p>
          </table:table-cell>
          <table:table-cell table:formula="of:=MAX(FLOOR([.H18]/3;1)-2;0)" office:value-type="float" office:value="16">
            <text:p>16</text:p>
          </table:table-cell>
          <table:table-cell table:formula="of:=MAX(FLOOR([.I18]/3;1)-2;0)" office:value-type="float" office:value="3">
            <text:p>3</text:p>
          </table:table-cell>
          <table:table-cell table:formula="of:=MAX(FLOOR([.J18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558">
            <text:p>107558</text:p>
          </table:table-cell>
          <table:table-cell table:formula="of:=MAX(FLOOR([.A19]/3;1)-2;0)" office:value-type="float" office:value="35850">
            <text:p>35850</text:p>
          </table:table-cell>
          <table:table-cell table:formula="of:=MAX(FLOOR([.B19]/3;1)-2;0)" office:value-type="float" office:value="11948">
            <text:p>11948</text:p>
          </table:table-cell>
          <table:table-cell table:formula="of:=MAX(FLOOR([.C19]/3;1)-2;0)" office:value-type="float" office:value="3980">
            <text:p>3980</text:p>
          </table:table-cell>
          <table:table-cell table:formula="of:=MAX(FLOOR([.D19]/3;1)-2;0)" office:value-type="float" office:value="1324">
            <text:p>1324</text:p>
          </table:table-cell>
          <table:table-cell table:formula="of:=MAX(FLOOR([.E19]/3;1)-2;0)" office:value-type="float" office:value="439">
            <text:p>439</text:p>
          </table:table-cell>
          <table:table-cell table:formula="of:=MAX(FLOOR([.F19]/3;1)-2;0)" office:value-type="float" office:value="144">
            <text:p>144</text:p>
          </table:table-cell>
          <table:table-cell table:formula="of:=MAX(FLOOR([.G19]/3;1)-2;0)" office:value-type="float" office:value="46">
            <text:p>46</text:p>
          </table:table-cell>
          <table:table-cell table:formula="of:=MAX(FLOOR([.H19]/3;1)-2;0)" office:value-type="float" office:value="13">
            <text:p>13</text:p>
          </table:table-cell>
          <table:table-cell table:formula="of:=MAX(FLOOR([.I19]/3;1)-2;0)" office:value-type="float" office:value="2">
            <text:p>2</text:p>
          </table:table-cell>
          <table:table-cell table:formula="of:=MAX(FLOOR([.J19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936">
            <text:p>138936</text:p>
          </table:table-cell>
          <table:table-cell table:formula="of:=MAX(FLOOR([.A20]/3;1)-2;0)" office:value-type="float" office:value="46310">
            <text:p>46310</text:p>
          </table:table-cell>
          <table:table-cell table:formula="of:=MAX(FLOOR([.B20]/3;1)-2;0)" office:value-type="float" office:value="15434">
            <text:p>15434</text:p>
          </table:table-cell>
          <table:table-cell table:formula="of:=MAX(FLOOR([.C20]/3;1)-2;0)" office:value-type="float" office:value="5142">
            <text:p>5142</text:p>
          </table:table-cell>
          <table:table-cell table:formula="of:=MAX(FLOOR([.D20]/3;1)-2;0)" office:value-type="float" office:value="1712">
            <text:p>1712</text:p>
          </table:table-cell>
          <table:table-cell table:formula="of:=MAX(FLOOR([.E20]/3;1)-2;0)" office:value-type="float" office:value="568">
            <text:p>568</text:p>
          </table:table-cell>
          <table:table-cell table:formula="of:=MAX(FLOOR([.F20]/3;1)-2;0)" office:value-type="float" office:value="187">
            <text:p>187</text:p>
          </table:table-cell>
          <table:table-cell table:formula="of:=MAX(FLOOR([.G20]/3;1)-2;0)" office:value-type="float" office:value="60">
            <text:p>60</text:p>
          </table:table-cell>
          <table:table-cell table:formula="of:=MAX(FLOOR([.H20]/3;1)-2;0)" office:value-type="float" office:value="18">
            <text:p>18</text:p>
          </table:table-cell>
          <table:table-cell table:formula="of:=MAX(FLOOR([.I20]/3;1)-2;0)" office:value-type="float" office:value="4">
            <text:p>4</text:p>
          </table:table-cell>
          <table:table-cell table:formula="of:=MAX(FLOOR([.J20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622">
            <text:p>95622</text:p>
          </table:table-cell>
          <table:table-cell table:formula="of:=MAX(FLOOR([.A21]/3;1)-2;0)" office:value-type="float" office:value="31872">
            <text:p>31872</text:p>
          </table:table-cell>
          <table:table-cell table:formula="of:=MAX(FLOOR([.B21]/3;1)-2;0)" office:value-type="float" office:value="10622">
            <text:p>10622</text:p>
          </table:table-cell>
          <table:table-cell table:formula="of:=MAX(FLOOR([.C21]/3;1)-2;0)" office:value-type="float" office:value="3538">
            <text:p>3538</text:p>
          </table:table-cell>
          <table:table-cell table:formula="of:=MAX(FLOOR([.D21]/3;1)-2;0)" office:value-type="float" office:value="1177">
            <text:p>1177</text:p>
          </table:table-cell>
          <table:table-cell table:formula="of:=MAX(FLOOR([.E21]/3;1)-2;0)" office:value-type="float" office:value="390">
            <text:p>390</text:p>
          </table:table-cell>
          <table:table-cell table:formula="of:=MAX(FLOOR([.F21]/3;1)-2;0)" office:value-type="float" office:value="128">
            <text:p>128</text:p>
          </table:table-cell>
          <table:table-cell table:formula="of:=MAX(FLOOR([.G21]/3;1)-2;0)" office:value-type="float" office:value="40">
            <text:p>40</text:p>
          </table:table-cell>
          <table:table-cell table:formula="of:=MAX(FLOOR([.H21]/3;1)-2;0)" office:value-type="float" office:value="11">
            <text:p>11</text:p>
          </table:table-cell>
          <table:table-cell table:formula="of:=MAX(FLOOR([.I21]/3;1)-2;0)" office:value-type="float" office:value="1">
            <text:p>1</text:p>
          </table:table-cell>
          <table:table-cell table:formula="of:=MAX(FLOOR([.J21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042">
            <text:p>58042</text:p>
          </table:table-cell>
          <table:table-cell table:formula="of:=MAX(FLOOR([.A22]/3;1)-2;0)" office:value-type="float" office:value="19345">
            <text:p>19345</text:p>
          </table:table-cell>
          <table:table-cell table:formula="of:=MAX(FLOOR([.B22]/3;1)-2;0)" office:value-type="float" office:value="6446">
            <text:p>6446</text:p>
          </table:table-cell>
          <table:table-cell table:formula="of:=MAX(FLOOR([.C22]/3;1)-2;0)" office:value-type="float" office:value="2146">
            <text:p>2146</text:p>
          </table:table-cell>
          <table:table-cell table:formula="of:=MAX(FLOOR([.D22]/3;1)-2;0)" office:value-type="float" office:value="713">
            <text:p>713</text:p>
          </table:table-cell>
          <table:table-cell table:formula="of:=MAX(FLOOR([.E22]/3;1)-2;0)" office:value-type="float" office:value="235">
            <text:p>235</text:p>
          </table:table-cell>
          <table:table-cell table:formula="of:=MAX(FLOOR([.F22]/3;1)-2;0)" office:value-type="float" office:value="76">
            <text:p>76</text:p>
          </table:table-cell>
          <table:table-cell table:formula="of:=MAX(FLOOR([.G22]/3;1)-2;0)" office:value-type="float" office:value="23">
            <text:p>23</text:p>
          </table:table-cell>
          <table:table-cell table:formula="of:=MAX(FLOOR([.H22]/3;1)-2;0)" office:value-type="float" office:value="5">
            <text:p>5</text:p>
          </table:table-cell>
          <table:table-cell table:formula="of:=MAX(FLOOR([.I22]/3;1)-2;0)" office:value-type="float" office:value="0">
            <text:p>0</text:p>
          </table:table-cell>
          <table:table-cell table:formula="of:=MAX(FLOOR([.J22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697">
            <text:p>50697</text:p>
          </table:table-cell>
          <table:table-cell table:formula="of:=MAX(FLOOR([.A23]/3;1)-2;0)" office:value-type="float" office:value="16897">
            <text:p>16897</text:p>
          </table:table-cell>
          <table:table-cell table:formula="of:=MAX(FLOOR([.B23]/3;1)-2;0)" office:value-type="float" office:value="5630">
            <text:p>5630</text:p>
          </table:table-cell>
          <table:table-cell table:formula="of:=MAX(FLOOR([.C23]/3;1)-2;0)" office:value-type="float" office:value="1874">
            <text:p>1874</text:p>
          </table:table-cell>
          <table:table-cell table:formula="of:=MAX(FLOOR([.D23]/3;1)-2;0)" office:value-type="float" office:value="622">
            <text:p>622</text:p>
          </table:table-cell>
          <table:table-cell table:formula="of:=MAX(FLOOR([.E23]/3;1)-2;0)" office:value-type="float" office:value="205">
            <text:p>205</text:p>
          </table:table-cell>
          <table:table-cell table:formula="of:=MAX(FLOOR([.F23]/3;1)-2;0)" office:value-type="float" office:value="66">
            <text:p>66</text:p>
          </table:table-cell>
          <table:table-cell table:formula="of:=MAX(FLOOR([.G23]/3;1)-2;0)" office:value-type="float" office:value="20">
            <text:p>20</text:p>
          </table:table-cell>
          <table:table-cell table:formula="of:=MAX(FLOOR([.H23]/3;1)-2;0)" office:value-type="float" office:value="4">
            <text:p>4</text:p>
          </table:table-cell>
          <table:table-cell table:formula="of:=MAX(FLOOR([.I23]/3;1)-2;0)" office:value-type="float" office:value="0">
            <text:p>0</text:p>
          </table:table-cell>
          <table:table-cell table:formula="of:=MAX(FLOOR([.J23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848">
            <text:p>86848</text:p>
          </table:table-cell>
          <table:table-cell table:formula="of:=MAX(FLOOR([.A24]/3;1)-2;0)" office:value-type="float" office:value="28947">
            <text:p>28947</text:p>
          </table:table-cell>
          <table:table-cell table:formula="of:=MAX(FLOOR([.B24]/3;1)-2;0)" office:value-type="float" office:value="9647">
            <text:p>9647</text:p>
          </table:table-cell>
          <table:table-cell table:formula="of:=MAX(FLOOR([.C24]/3;1)-2;0)" office:value-type="float" office:value="3213">
            <text:p>3213</text:p>
          </table:table-cell>
          <table:table-cell table:formula="of:=MAX(FLOOR([.D24]/3;1)-2;0)" office:value-type="float" office:value="1069">
            <text:p>1069</text:p>
          </table:table-cell>
          <table:table-cell table:formula="of:=MAX(FLOOR([.E24]/3;1)-2;0)" office:value-type="float" office:value="354">
            <text:p>354</text:p>
          </table:table-cell>
          <table:table-cell table:formula="of:=MAX(FLOOR([.F24]/3;1)-2;0)" office:value-type="float" office:value="116">
            <text:p>116</text:p>
          </table:table-cell>
          <table:table-cell table:formula="of:=MAX(FLOOR([.G24]/3;1)-2;0)" office:value-type="float" office:value="36">
            <text:p>36</text:p>
          </table:table-cell>
          <table:table-cell table:formula="of:=MAX(FLOOR([.H24]/3;1)-2;0)" office:value-type="float" office:value="10">
            <text:p>10</text:p>
          </table:table-cell>
          <table:table-cell table:formula="of:=MAX(FLOOR([.I24]/3;1)-2;0)" office:value-type="float" office:value="1">
            <text:p>1</text:p>
          </table:table-cell>
          <table:table-cell table:formula="of:=MAX(FLOOR([.J24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3301">
            <text:p>123301</text:p>
          </table:table-cell>
          <table:table-cell table:formula="of:=MAX(FLOOR([.A25]/3;1)-2;0)" office:value-type="float" office:value="41098">
            <text:p>41098</text:p>
          </table:table-cell>
          <table:table-cell table:formula="of:=MAX(FLOOR([.B25]/3;1)-2;0)" office:value-type="float" office:value="13697">
            <text:p>13697</text:p>
          </table:table-cell>
          <table:table-cell table:formula="of:=MAX(FLOOR([.C25]/3;1)-2;0)" office:value-type="float" office:value="4563">
            <text:p>4563</text:p>
          </table:table-cell>
          <table:table-cell table:formula="of:=MAX(FLOOR([.D25]/3;1)-2;0)" office:value-type="float" office:value="1519">
            <text:p>1519</text:p>
          </table:table-cell>
          <table:table-cell table:formula="of:=MAX(FLOOR([.E25]/3;1)-2;0)" office:value-type="float" office:value="504">
            <text:p>504</text:p>
          </table:table-cell>
          <table:table-cell table:formula="of:=MAX(FLOOR([.F25]/3;1)-2;0)" office:value-type="float" office:value="166">
            <text:p>166</text:p>
          </table:table-cell>
          <table:table-cell table:formula="of:=MAX(FLOOR([.G25]/3;1)-2;0)" office:value-type="float" office:value="53">
            <text:p>53</text:p>
          </table:table-cell>
          <table:table-cell table:formula="of:=MAX(FLOOR([.H25]/3;1)-2;0)" office:value-type="float" office:value="15">
            <text:p>15</text:p>
          </table:table-cell>
          <table:table-cell table:formula="of:=MAX(FLOOR([.I25]/3;1)-2;0)" office:value-type="float" office:value="3">
            <text:p>3</text:p>
          </table:table-cell>
          <table:table-cell table:formula="of:=MAX(FLOOR([.J25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3631">
            <text:p>123631</text:p>
          </table:table-cell>
          <table:table-cell table:formula="of:=MAX(FLOOR([.A26]/3;1)-2;0)" office:value-type="float" office:value="41208">
            <text:p>41208</text:p>
          </table:table-cell>
          <table:table-cell table:formula="of:=MAX(FLOOR([.B26]/3;1)-2;0)" office:value-type="float" office:value="13734">
            <text:p>13734</text:p>
          </table:table-cell>
          <table:table-cell table:formula="of:=MAX(FLOOR([.C26]/3;1)-2;0)" office:value-type="float" office:value="4576">
            <text:p>4576</text:p>
          </table:table-cell>
          <table:table-cell table:formula="of:=MAX(FLOOR([.D26]/3;1)-2;0)" office:value-type="float" office:value="1523">
            <text:p>1523</text:p>
          </table:table-cell>
          <table:table-cell table:formula="of:=MAX(FLOOR([.E26]/3;1)-2;0)" office:value-type="float" office:value="505">
            <text:p>505</text:p>
          </table:table-cell>
          <table:table-cell table:formula="of:=MAX(FLOOR([.F26]/3;1)-2;0)" office:value-type="float" office:value="166">
            <text:p>166</text:p>
          </table:table-cell>
          <table:table-cell table:formula="of:=MAX(FLOOR([.G26]/3;1)-2;0)" office:value-type="float" office:value="53">
            <text:p>53</text:p>
          </table:table-cell>
          <table:table-cell table:formula="of:=MAX(FLOOR([.H26]/3;1)-2;0)" office:value-type="float" office:value="15">
            <text:p>15</text:p>
          </table:table-cell>
          <table:table-cell table:formula="of:=MAX(FLOOR([.I26]/3;1)-2;0)" office:value-type="float" office:value="3">
            <text:p>3</text:p>
          </table:table-cell>
          <table:table-cell table:formula="of:=MAX(FLOOR([.J26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125">
            <text:p>143125</text:p>
          </table:table-cell>
          <table:table-cell table:formula="of:=MAX(FLOOR([.A27]/3;1)-2;0)" office:value-type="float" office:value="47706">
            <text:p>47706</text:p>
          </table:table-cell>
          <table:table-cell table:formula="of:=MAX(FLOOR([.B27]/3;1)-2;0)" office:value-type="float" office:value="15900">
            <text:p>15900</text:p>
          </table:table-cell>
          <table:table-cell table:formula="of:=MAX(FLOOR([.C27]/3;1)-2;0)" office:value-type="float" office:value="5298">
            <text:p>5298</text:p>
          </table:table-cell>
          <table:table-cell table:formula="of:=MAX(FLOOR([.D27]/3;1)-2;0)" office:value-type="float" office:value="1764">
            <text:p>1764</text:p>
          </table:table-cell>
          <table:table-cell table:formula="of:=MAX(FLOOR([.E27]/3;1)-2;0)" office:value-type="float" office:value="586">
            <text:p>586</text:p>
          </table:table-cell>
          <table:table-cell table:formula="of:=MAX(FLOOR([.F27]/3;1)-2;0)" office:value-type="float" office:value="193">
            <text:p>193</text:p>
          </table:table-cell>
          <table:table-cell table:formula="of:=MAX(FLOOR([.G27]/3;1)-2;0)" office:value-type="float" office:value="62">
            <text:p>62</text:p>
          </table:table-cell>
          <table:table-cell table:formula="of:=MAX(FLOOR([.H27]/3;1)-2;0)" office:value-type="float" office:value="18">
            <text:p>18</text:p>
          </table:table-cell>
          <table:table-cell table:formula="of:=MAX(FLOOR([.I27]/3;1)-2;0)" office:value-type="float" office:value="4">
            <text:p>4</text:p>
          </table:table-cell>
          <table:table-cell table:formula="of:=MAX(FLOOR([.J27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434">
            <text:p>76434</text:p>
          </table:table-cell>
          <table:table-cell table:formula="of:=MAX(FLOOR([.A28]/3;1)-2;0)" office:value-type="float" office:value="25476">
            <text:p>25476</text:p>
          </table:table-cell>
          <table:table-cell table:formula="of:=MAX(FLOOR([.B28]/3;1)-2;0)" office:value-type="float" office:value="8490">
            <text:p>8490</text:p>
          </table:table-cell>
          <table:table-cell table:formula="of:=MAX(FLOOR([.C28]/3;1)-2;0)" office:value-type="float" office:value="2828">
            <text:p>2828</text:p>
          </table:table-cell>
          <table:table-cell table:formula="of:=MAX(FLOOR([.D28]/3;1)-2;0)" office:value-type="float" office:value="940">
            <text:p>940</text:p>
          </table:table-cell>
          <table:table-cell table:formula="of:=MAX(FLOOR([.E28]/3;1)-2;0)" office:value-type="float" office:value="311">
            <text:p>311</text:p>
          </table:table-cell>
          <table:table-cell table:formula="of:=MAX(FLOOR([.F28]/3;1)-2;0)" office:value-type="float" office:value="101">
            <text:p>101</text:p>
          </table:table-cell>
          <table:table-cell table:formula="of:=MAX(FLOOR([.G28]/3;1)-2;0)" office:value-type="float" office:value="31">
            <text:p>31</text:p>
          </table:table-cell>
          <table:table-cell table:formula="of:=MAX(FLOOR([.H28]/3;1)-2;0)" office:value-type="float" office:value="8">
            <text:p>8</text:p>
          </table:table-cell>
          <table:table-cell table:formula="of:=MAX(FLOOR([.I28]/3;1)-2;0)" office:value-type="float" office:value="0">
            <text:p>0</text:p>
          </table:table-cell>
          <table:table-cell table:formula="of:=MAX(FLOOR([.J28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004">
            <text:p>78004</text:p>
          </table:table-cell>
          <table:table-cell table:formula="of:=MAX(FLOOR([.A29]/3;1)-2;0)" office:value-type="float" office:value="25999">
            <text:p>25999</text:p>
          </table:table-cell>
          <table:table-cell table:formula="of:=MAX(FLOOR([.B29]/3;1)-2;0)" office:value-type="float" office:value="8664">
            <text:p>8664</text:p>
          </table:table-cell>
          <table:table-cell table:formula="of:=MAX(FLOOR([.C29]/3;1)-2;0)" office:value-type="float" office:value="2886">
            <text:p>2886</text:p>
          </table:table-cell>
          <table:table-cell table:formula="of:=MAX(FLOOR([.D29]/3;1)-2;0)" office:value-type="float" office:value="960">
            <text:p>960</text:p>
          </table:table-cell>
          <table:table-cell table:formula="of:=MAX(FLOOR([.E29]/3;1)-2;0)" office:value-type="float" office:value="318">
            <text:p>318</text:p>
          </table:table-cell>
          <table:table-cell table:formula="of:=MAX(FLOOR([.F29]/3;1)-2;0)" office:value-type="float" office:value="104">
            <text:p>104</text:p>
          </table:table-cell>
          <table:table-cell table:formula="of:=MAX(FLOOR([.G29]/3;1)-2;0)" office:value-type="float" office:value="32">
            <text:p>32</text:p>
          </table:table-cell>
          <table:table-cell table:formula="of:=MAX(FLOOR([.H29]/3;1)-2;0)" office:value-type="float" office:value="8">
            <text:p>8</text:p>
          </table:table-cell>
          <table:table-cell table:formula="of:=MAX(FLOOR([.I29]/3;1)-2;0)" office:value-type="float" office:value="0">
            <text:p>0</text:p>
          </table:table-cell>
          <table:table-cell table:formula="of:=MAX(FLOOR([.J29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115">
            <text:p>91115</text:p>
          </table:table-cell>
          <table:table-cell table:formula="of:=MAX(FLOOR([.A30]/3;1)-2;0)" office:value-type="float" office:value="30369">
            <text:p>30369</text:p>
          </table:table-cell>
          <table:table-cell table:formula="of:=MAX(FLOOR([.B30]/3;1)-2;0)" office:value-type="float" office:value="10121">
            <text:p>10121</text:p>
          </table:table-cell>
          <table:table-cell table:formula="of:=MAX(FLOOR([.C30]/3;1)-2;0)" office:value-type="float" office:value="3371">
            <text:p>3371</text:p>
          </table:table-cell>
          <table:table-cell table:formula="of:=MAX(FLOOR([.D30]/3;1)-2;0)" office:value-type="float" office:value="1121">
            <text:p>1121</text:p>
          </table:table-cell>
          <table:table-cell table:formula="of:=MAX(FLOOR([.E30]/3;1)-2;0)" office:value-type="float" office:value="371">
            <text:p>371</text:p>
          </table:table-cell>
          <table:table-cell table:formula="of:=MAX(FLOOR([.F30]/3;1)-2;0)" office:value-type="float" office:value="121">
            <text:p>121</text:p>
          </table:table-cell>
          <table:table-cell table:formula="of:=MAX(FLOOR([.G30]/3;1)-2;0)" office:value-type="float" office:value="38">
            <text:p>38</text:p>
          </table:table-cell>
          <table:table-cell table:formula="of:=MAX(FLOOR([.H30]/3;1)-2;0)" office:value-type="float" office:value="10">
            <text:p>10</text:p>
          </table:table-cell>
          <table:table-cell table:formula="of:=MAX(FLOOR([.I30]/3;1)-2;0)" office:value-type="float" office:value="1">
            <text:p>1</text:p>
          </table:table-cell>
          <table:table-cell table:formula="of:=MAX(FLOOR([.J30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062">
            <text:p>89062</text:p>
          </table:table-cell>
          <table:table-cell table:formula="of:=MAX(FLOOR([.A31]/3;1)-2;0)" office:value-type="float" office:value="29685">
            <text:p>29685</text:p>
          </table:table-cell>
          <table:table-cell table:formula="of:=MAX(FLOOR([.B31]/3;1)-2;0)" office:value-type="float" office:value="9893">
            <text:p>9893</text:p>
          </table:table-cell>
          <table:table-cell table:formula="of:=MAX(FLOOR([.C31]/3;1)-2;0)" office:value-type="float" office:value="3295">
            <text:p>3295</text:p>
          </table:table-cell>
          <table:table-cell table:formula="of:=MAX(FLOOR([.D31]/3;1)-2;0)" office:value-type="float" office:value="1096">
            <text:p>1096</text:p>
          </table:table-cell>
          <table:table-cell table:formula="of:=MAX(FLOOR([.E31]/3;1)-2;0)" office:value-type="float" office:value="363">
            <text:p>363</text:p>
          </table:table-cell>
          <table:table-cell table:formula="of:=MAX(FLOOR([.F31]/3;1)-2;0)" office:value-type="float" office:value="119">
            <text:p>119</text:p>
          </table:table-cell>
          <table:table-cell table:formula="of:=MAX(FLOOR([.G31]/3;1)-2;0)" office:value-type="float" office:value="37">
            <text:p>37</text:p>
          </table:table-cell>
          <table:table-cell table:formula="of:=MAX(FLOOR([.H31]/3;1)-2;0)" office:value-type="float" office:value="10">
            <text:p>10</text:p>
          </table:table-cell>
          <table:table-cell table:formula="of:=MAX(FLOOR([.I31]/3;1)-2;0)" office:value-type="float" office:value="1">
            <text:p>1</text:p>
          </table:table-cell>
          <table:table-cell table:formula="of:=MAX(FLOOR([.J31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465">
            <text:p>58465</text:p>
          </table:table-cell>
          <table:table-cell table:formula="of:=MAX(FLOOR([.A32]/3;1)-2;0)" office:value-type="float" office:value="19486">
            <text:p>19486</text:p>
          </table:table-cell>
          <table:table-cell table:formula="of:=MAX(FLOOR([.B32]/3;1)-2;0)" office:value-type="float" office:value="6493">
            <text:p>6493</text:p>
          </table:table-cell>
          <table:table-cell table:formula="of:=MAX(FLOOR([.C32]/3;1)-2;0)" office:value-type="float" office:value="2162">
            <text:p>2162</text:p>
          </table:table-cell>
          <table:table-cell table:formula="of:=MAX(FLOOR([.D32]/3;1)-2;0)" office:value-type="float" office:value="718">
            <text:p>718</text:p>
          </table:table-cell>
          <table:table-cell table:formula="of:=MAX(FLOOR([.E32]/3;1)-2;0)" office:value-type="float" office:value="237">
            <text:p>237</text:p>
          </table:table-cell>
          <table:table-cell table:formula="of:=MAX(FLOOR([.F32]/3;1)-2;0)" office:value-type="float" office:value="77">
            <text:p>77</text:p>
          </table:table-cell>
          <table:table-cell table:formula="of:=MAX(FLOOR([.G32]/3;1)-2;0)" office:value-type="float" office:value="23">
            <text:p>23</text:p>
          </table:table-cell>
          <table:table-cell table:formula="of:=MAX(FLOOR([.H32]/3;1)-2;0)" office:value-type="float" office:value="5">
            <text:p>5</text:p>
          </table:table-cell>
          <table:table-cell table:formula="of:=MAX(FLOOR([.I32]/3;1)-2;0)" office:value-type="float" office:value="0">
            <text:p>0</text:p>
          </table:table-cell>
          <table:table-cell table:formula="of:=MAX(FLOOR([.J32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1127">
            <text:p>141127</text:p>
          </table:table-cell>
          <table:table-cell table:formula="of:=MAX(FLOOR([.A33]/3;1)-2;0)" office:value-type="float" office:value="47040">
            <text:p>47040</text:p>
          </table:table-cell>
          <table:table-cell table:formula="of:=MAX(FLOOR([.B33]/3;1)-2;0)" office:value-type="float" office:value="15678">
            <text:p>15678</text:p>
          </table:table-cell>
          <table:table-cell table:formula="of:=MAX(FLOOR([.C33]/3;1)-2;0)" office:value-type="float" office:value="5224">
            <text:p>5224</text:p>
          </table:table-cell>
          <table:table-cell table:formula="of:=MAX(FLOOR([.D33]/3;1)-2;0)" office:value-type="float" office:value="1739">
            <text:p>1739</text:p>
          </table:table-cell>
          <table:table-cell table:formula="of:=MAX(FLOOR([.E33]/3;1)-2;0)" office:value-type="float" office:value="577">
            <text:p>577</text:p>
          </table:table-cell>
          <table:table-cell table:formula="of:=MAX(FLOOR([.F33]/3;1)-2;0)" office:value-type="float" office:value="190">
            <text:p>190</text:p>
          </table:table-cell>
          <table:table-cell table:formula="of:=MAX(FLOOR([.G33]/3;1)-2;0)" office:value-type="float" office:value="61">
            <text:p>61</text:p>
          </table:table-cell>
          <table:table-cell table:formula="of:=MAX(FLOOR([.H33]/3;1)-2;0)" office:value-type="float" office:value="18">
            <text:p>18</text:p>
          </table:table-cell>
          <table:table-cell table:formula="of:=MAX(FLOOR([.I33]/3;1)-2;0)" office:value-type="float" office:value="4">
            <text:p>4</text:p>
          </table:table-cell>
          <table:table-cell table:formula="of:=MAX(FLOOR([.J33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9993">
            <text:p>139993</text:p>
          </table:table-cell>
          <table:table-cell table:formula="of:=MAX(FLOOR([.A34]/3;1)-2;0)" office:value-type="float" office:value="46662">
            <text:p>46662</text:p>
          </table:table-cell>
          <table:table-cell table:formula="of:=MAX(FLOOR([.B34]/3;1)-2;0)" office:value-type="float" office:value="15552">
            <text:p>15552</text:p>
          </table:table-cell>
          <table:table-cell table:formula="of:=MAX(FLOOR([.C34]/3;1)-2;0)" office:value-type="float" office:value="5182">
            <text:p>5182</text:p>
          </table:table-cell>
          <table:table-cell table:formula="of:=MAX(FLOOR([.D34]/3;1)-2;0)" office:value-type="float" office:value="1725">
            <text:p>1725</text:p>
          </table:table-cell>
          <table:table-cell table:formula="of:=MAX(FLOOR([.E34]/3;1)-2;0)" office:value-type="float" office:value="573">
            <text:p>573</text:p>
          </table:table-cell>
          <table:table-cell table:formula="of:=MAX(FLOOR([.F34]/3;1)-2;0)" office:value-type="float" office:value="189">
            <text:p>189</text:p>
          </table:table-cell>
          <table:table-cell table:formula="of:=MAX(FLOOR([.G34]/3;1)-2;0)" office:value-type="float" office:value="61">
            <text:p>61</text:p>
          </table:table-cell>
          <table:table-cell table:formula="of:=MAX(FLOOR([.H34]/3;1)-2;0)" office:value-type="float" office:value="18">
            <text:p>18</text:p>
          </table:table-cell>
          <table:table-cell table:formula="of:=MAX(FLOOR([.I34]/3;1)-2;0)" office:value-type="float" office:value="4">
            <text:p>4</text:p>
          </table:table-cell>
          <table:table-cell table:formula="of:=MAX(FLOOR([.J34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958">
            <text:p>80958</text:p>
          </table:table-cell>
          <table:table-cell table:formula="of:=MAX(FLOOR([.A35]/3;1)-2;0)" office:value-type="float" office:value="26984">
            <text:p>26984</text:p>
          </table:table-cell>
          <table:table-cell table:formula="of:=MAX(FLOOR([.B35]/3;1)-2;0)" office:value-type="float" office:value="8992">
            <text:p>8992</text:p>
          </table:table-cell>
          <table:table-cell table:formula="of:=MAX(FLOOR([.C35]/3;1)-2;0)" office:value-type="float" office:value="2995">
            <text:p>2995</text:p>
          </table:table-cell>
          <table:table-cell table:formula="of:=MAX(FLOOR([.D35]/3;1)-2;0)" office:value-type="float" office:value="996">
            <text:p>996</text:p>
          </table:table-cell>
          <table:table-cell table:formula="of:=MAX(FLOOR([.E35]/3;1)-2;0)" office:value-type="float" office:value="330">
            <text:p>330</text:p>
          </table:table-cell>
          <table:table-cell table:formula="of:=MAX(FLOOR([.F35]/3;1)-2;0)" office:value-type="float" office:value="108">
            <text:p>108</text:p>
          </table:table-cell>
          <table:table-cell table:formula="of:=MAX(FLOOR([.G35]/3;1)-2;0)" office:value-type="float" office:value="34">
            <text:p>34</text:p>
          </table:table-cell>
          <table:table-cell table:formula="of:=MAX(FLOOR([.H35]/3;1)-2;0)" office:value-type="float" office:value="9">
            <text:p>9</text:p>
          </table:table-cell>
          <table:table-cell table:formula="of:=MAX(FLOOR([.I35]/3;1)-2;0)" office:value-type="float" office:value="1">
            <text:p>1</text:p>
          </table:table-cell>
          <table:table-cell table:formula="of:=MAX(FLOOR([.J35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4184">
            <text:p>104184</text:p>
          </table:table-cell>
          <table:table-cell table:formula="of:=MAX(FLOOR([.A36]/3;1)-2;0)" office:value-type="float" office:value="34726">
            <text:p>34726</text:p>
          </table:table-cell>
          <table:table-cell table:formula="of:=MAX(FLOOR([.B36]/3;1)-2;0)" office:value-type="float" office:value="11573">
            <text:p>11573</text:p>
          </table:table-cell>
          <table:table-cell table:formula="of:=MAX(FLOOR([.C36]/3;1)-2;0)" office:value-type="float" office:value="3855">
            <text:p>3855</text:p>
          </table:table-cell>
          <table:table-cell table:formula="of:=MAX(FLOOR([.D36]/3;1)-2;0)" office:value-type="float" office:value="1283">
            <text:p>1283</text:p>
          </table:table-cell>
          <table:table-cell table:formula="of:=MAX(FLOOR([.E36]/3;1)-2;0)" office:value-type="float" office:value="425">
            <text:p>425</text:p>
          </table:table-cell>
          <table:table-cell table:formula="of:=MAX(FLOOR([.F36]/3;1)-2;0)" office:value-type="float" office:value="139">
            <text:p>139</text:p>
          </table:table-cell>
          <table:table-cell table:formula="of:=MAX(FLOOR([.G36]/3;1)-2;0)" office:value-type="float" office:value="44">
            <text:p>44</text:p>
          </table:table-cell>
          <table:table-cell table:formula="of:=MAX(FLOOR([.H36]/3;1)-2;0)" office:value-type="float" office:value="12">
            <text:p>12</text:p>
          </table:table-cell>
          <table:table-cell table:formula="of:=MAX(FLOOR([.I36]/3;1)-2;0)" office:value-type="float" office:value="2">
            <text:p>2</text:p>
          </table:table-cell>
          <table:table-cell table:formula="of:=MAX(FLOOR([.J36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5131">
            <text:p>145131</text:p>
          </table:table-cell>
          <table:table-cell table:formula="of:=MAX(FLOOR([.A37]/3;1)-2;0)" office:value-type="float" office:value="48375">
            <text:p>48375</text:p>
          </table:table-cell>
          <table:table-cell table:formula="of:=MAX(FLOOR([.B37]/3;1)-2;0)" office:value-type="float" office:value="16123">
            <text:p>16123</text:p>
          </table:table-cell>
          <table:table-cell table:formula="of:=MAX(FLOOR([.C37]/3;1)-2;0)" office:value-type="float" office:value="5372">
            <text:p>5372</text:p>
          </table:table-cell>
          <table:table-cell table:formula="of:=MAX(FLOOR([.D37]/3;1)-2;0)" office:value-type="float" office:value="1788">
            <text:p>1788</text:p>
          </table:table-cell>
          <table:table-cell table:formula="of:=MAX(FLOOR([.E37]/3;1)-2;0)" office:value-type="float" office:value="594">
            <text:p>594</text:p>
          </table:table-cell>
          <table:table-cell table:formula="of:=MAX(FLOOR([.F37]/3;1)-2;0)" office:value-type="float" office:value="196">
            <text:p>196</text:p>
          </table:table-cell>
          <table:table-cell table:formula="of:=MAX(FLOOR([.G37]/3;1)-2;0)" office:value-type="float" office:value="63">
            <text:p>63</text:p>
          </table:table-cell>
          <table:table-cell table:formula="of:=MAX(FLOOR([.H37]/3;1)-2;0)" office:value-type="float" office:value="19">
            <text:p>19</text:p>
          </table:table-cell>
          <table:table-cell table:formula="of:=MAX(FLOOR([.I37]/3;1)-2;0)" office:value-type="float" office:value="4">
            <text:p>4</text:p>
          </table:table-cell>
          <table:table-cell table:formula="of:=MAX(FLOOR([.J37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438">
            <text:p>87438</text:p>
          </table:table-cell>
          <table:table-cell table:formula="of:=MAX(FLOOR([.A38]/3;1)-2;0)" office:value-type="float" office:value="29144">
            <text:p>29144</text:p>
          </table:table-cell>
          <table:table-cell table:formula="of:=MAX(FLOOR([.B38]/3;1)-2;0)" office:value-type="float" office:value="9712">
            <text:p>9712</text:p>
          </table:table-cell>
          <table:table-cell table:formula="of:=MAX(FLOOR([.C38]/3;1)-2;0)" office:value-type="float" office:value="3235">
            <text:p>3235</text:p>
          </table:table-cell>
          <table:table-cell table:formula="of:=MAX(FLOOR([.D38]/3;1)-2;0)" office:value-type="float" office:value="1076">
            <text:p>1076</text:p>
          </table:table-cell>
          <table:table-cell table:formula="of:=MAX(FLOOR([.E38]/3;1)-2;0)" office:value-type="float" office:value="356">
            <text:p>356</text:p>
          </table:table-cell>
          <table:table-cell table:formula="of:=MAX(FLOOR([.F38]/3;1)-2;0)" office:value-type="float" office:value="116">
            <text:p>116</text:p>
          </table:table-cell>
          <table:table-cell table:formula="of:=MAX(FLOOR([.G38]/3;1)-2;0)" office:value-type="float" office:value="36">
            <text:p>36</text:p>
          </table:table-cell>
          <table:table-cell table:formula="of:=MAX(FLOOR([.H38]/3;1)-2;0)" office:value-type="float" office:value="10">
            <text:p>10</text:p>
          </table:table-cell>
          <table:table-cell table:formula="of:=MAX(FLOOR([.I38]/3;1)-2;0)" office:value-type="float" office:value="1">
            <text:p>1</text:p>
          </table:table-cell>
          <table:table-cell table:formula="of:=MAX(FLOOR([.J38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385">
            <text:p>74385</text:p>
          </table:table-cell>
          <table:table-cell table:formula="of:=MAX(FLOOR([.A39]/3;1)-2;0)" office:value-type="float" office:value="24793">
            <text:p>24793</text:p>
          </table:table-cell>
          <table:table-cell table:formula="of:=MAX(FLOOR([.B39]/3;1)-2;0)" office:value-type="float" office:value="8262">
            <text:p>8262</text:p>
          </table:table-cell>
          <table:table-cell table:formula="of:=MAX(FLOOR([.C39]/3;1)-2;0)" office:value-type="float" office:value="2752">
            <text:p>2752</text:p>
          </table:table-cell>
          <table:table-cell table:formula="of:=MAX(FLOOR([.D39]/3;1)-2;0)" office:value-type="float" office:value="915">
            <text:p>915</text:p>
          </table:table-cell>
          <table:table-cell table:formula="of:=MAX(FLOOR([.E39]/3;1)-2;0)" office:value-type="float" office:value="303">
            <text:p>303</text:p>
          </table:table-cell>
          <table:table-cell table:formula="of:=MAX(FLOOR([.F39]/3;1)-2;0)" office:value-type="float" office:value="99">
            <text:p>99</text:p>
          </table:table-cell>
          <table:table-cell table:formula="of:=MAX(FLOOR([.G39]/3;1)-2;0)" office:value-type="float" office:value="31">
            <text:p>31</text:p>
          </table:table-cell>
          <table:table-cell table:formula="of:=MAX(FLOOR([.H39]/3;1)-2;0)" office:value-type="float" office:value="8">
            <text:p>8</text:p>
          </table:table-cell>
          <table:table-cell table:formula="of:=MAX(FLOOR([.I39]/3;1)-2;0)" office:value-type="float" office:value="0">
            <text:p>0</text:p>
          </table:table-cell>
          <table:table-cell table:formula="of:=MAX(FLOOR([.J39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113">
            <text:p>102113</text:p>
          </table:table-cell>
          <table:table-cell table:formula="of:=MAX(FLOOR([.A40]/3;1)-2;0)" office:value-type="float" office:value="34035">
            <text:p>34035</text:p>
          </table:table-cell>
          <table:table-cell table:formula="of:=MAX(FLOOR([.B40]/3;1)-2;0)" office:value-type="float" office:value="11343">
            <text:p>11343</text:p>
          </table:table-cell>
          <table:table-cell table:formula="of:=MAX(FLOOR([.C40]/3;1)-2;0)" office:value-type="float" office:value="3779">
            <text:p>3779</text:p>
          </table:table-cell>
          <table:table-cell table:formula="of:=MAX(FLOOR([.D40]/3;1)-2;0)" office:value-type="float" office:value="1257">
            <text:p>1257</text:p>
          </table:table-cell>
          <table:table-cell table:formula="of:=MAX(FLOOR([.E40]/3;1)-2;0)" office:value-type="float" office:value="417">
            <text:p>417</text:p>
          </table:table-cell>
          <table:table-cell table:formula="of:=MAX(FLOOR([.F40]/3;1)-2;0)" office:value-type="float" office:value="137">
            <text:p>137</text:p>
          </table:table-cell>
          <table:table-cell table:formula="of:=MAX(FLOOR([.G40]/3;1)-2;0)" office:value-type="float" office:value="43">
            <text:p>43</text:p>
          </table:table-cell>
          <table:table-cell table:formula="of:=MAX(FLOOR([.H40]/3;1)-2;0)" office:value-type="float" office:value="12">
            <text:p>12</text:p>
          </table:table-cell>
          <table:table-cell table:formula="of:=MAX(FLOOR([.I40]/3;1)-2;0)" office:value-type="float" office:value="2">
            <text:p>2</text:p>
          </table:table-cell>
          <table:table-cell table:formula="of:=MAX(FLOOR([.J40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392">
            <text:p>97392</text:p>
          </table:table-cell>
          <table:table-cell table:formula="of:=MAX(FLOOR([.A41]/3;1)-2;0)" office:value-type="float" office:value="32462">
            <text:p>32462</text:p>
          </table:table-cell>
          <table:table-cell table:formula="of:=MAX(FLOOR([.B41]/3;1)-2;0)" office:value-type="float" office:value="10818">
            <text:p>10818</text:p>
          </table:table-cell>
          <table:table-cell table:formula="of:=MAX(FLOOR([.C41]/3;1)-2;0)" office:value-type="float" office:value="3604">
            <text:p>3604</text:p>
          </table:table-cell>
          <table:table-cell table:formula="of:=MAX(FLOOR([.D41]/3;1)-2;0)" office:value-type="float" office:value="1199">
            <text:p>1199</text:p>
          </table:table-cell>
          <table:table-cell table:formula="of:=MAX(FLOOR([.E41]/3;1)-2;0)" office:value-type="float" office:value="397">
            <text:p>397</text:p>
          </table:table-cell>
          <table:table-cell table:formula="of:=MAX(FLOOR([.F41]/3;1)-2;0)" office:value-type="float" office:value="130">
            <text:p>130</text:p>
          </table:table-cell>
          <table:table-cell table:formula="of:=MAX(FLOOR([.G41]/3;1)-2;0)" office:value-type="float" office:value="41">
            <text:p>41</text:p>
          </table:table-cell>
          <table:table-cell table:formula="of:=MAX(FLOOR([.H41]/3;1)-2;0)" office:value-type="float" office:value="11">
            <text:p>11</text:p>
          </table:table-cell>
          <table:table-cell table:formula="of:=MAX(FLOOR([.I41]/3;1)-2;0)" office:value-type="float" office:value="1">
            <text:p>1</text:p>
          </table:table-cell>
          <table:table-cell table:formula="of:=MAX(FLOOR([.J41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5986">
            <text:p>105986</text:p>
          </table:table-cell>
          <table:table-cell table:formula="of:=MAX(FLOOR([.A42]/3;1)-2;0)" office:value-type="float" office:value="35326">
            <text:p>35326</text:p>
          </table:table-cell>
          <table:table-cell table:formula="of:=MAX(FLOOR([.B42]/3;1)-2;0)" office:value-type="float" office:value="11773">
            <text:p>11773</text:p>
          </table:table-cell>
          <table:table-cell table:formula="of:=MAX(FLOOR([.C42]/3;1)-2;0)" office:value-type="float" office:value="3922">
            <text:p>3922</text:p>
          </table:table-cell>
          <table:table-cell table:formula="of:=MAX(FLOOR([.D42]/3;1)-2;0)" office:value-type="float" office:value="1305">
            <text:p>1305</text:p>
          </table:table-cell>
          <table:table-cell table:formula="of:=MAX(FLOOR([.E42]/3;1)-2;0)" office:value-type="float" office:value="433">
            <text:p>433</text:p>
          </table:table-cell>
          <table:table-cell table:formula="of:=MAX(FLOOR([.F42]/3;1)-2;0)" office:value-type="float" office:value="142">
            <text:p>142</text:p>
          </table:table-cell>
          <table:table-cell table:formula="of:=MAX(FLOOR([.G42]/3;1)-2;0)" office:value-type="float" office:value="45">
            <text:p>45</text:p>
          </table:table-cell>
          <table:table-cell table:formula="of:=MAX(FLOOR([.H42]/3;1)-2;0)" office:value-type="float" office:value="13">
            <text:p>13</text:p>
          </table:table-cell>
          <table:table-cell table:formula="of:=MAX(FLOOR([.I42]/3;1)-2;0)" office:value-type="float" office:value="2">
            <text:p>2</text:p>
          </table:table-cell>
          <table:table-cell table:formula="of:=MAX(FLOOR([.J42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600">
            <text:p>58600</text:p>
          </table:table-cell>
          <table:table-cell table:formula="of:=MAX(FLOOR([.A43]/3;1)-2;0)" office:value-type="float" office:value="19531">
            <text:p>19531</text:p>
          </table:table-cell>
          <table:table-cell table:formula="of:=MAX(FLOOR([.B43]/3;1)-2;0)" office:value-type="float" office:value="6508">
            <text:p>6508</text:p>
          </table:table-cell>
          <table:table-cell table:formula="of:=MAX(FLOOR([.C43]/3;1)-2;0)" office:value-type="float" office:value="2167">
            <text:p>2167</text:p>
          </table:table-cell>
          <table:table-cell table:formula="of:=MAX(FLOOR([.D43]/3;1)-2;0)" office:value-type="float" office:value="720">
            <text:p>720</text:p>
          </table:table-cell>
          <table:table-cell table:formula="of:=MAX(FLOOR([.E43]/3;1)-2;0)" office:value-type="float" office:value="238">
            <text:p>238</text:p>
          </table:table-cell>
          <table:table-cell table:formula="of:=MAX(FLOOR([.F43]/3;1)-2;0)" office:value-type="float" office:value="77">
            <text:p>77</text:p>
          </table:table-cell>
          <table:table-cell table:formula="of:=MAX(FLOOR([.G43]/3;1)-2;0)" office:value-type="float" office:value="23">
            <text:p>23</text:p>
          </table:table-cell>
          <table:table-cell table:formula="of:=MAX(FLOOR([.H43]/3;1)-2;0)" office:value-type="float" office:value="5">
            <text:p>5</text:p>
          </table:table-cell>
          <table:table-cell table:formula="of:=MAX(FLOOR([.I43]/3;1)-2;0)" office:value-type="float" office:value="0">
            <text:p>0</text:p>
          </table:table-cell>
          <table:table-cell table:formula="of:=MAX(FLOOR([.J43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7156">
            <text:p>147156</text:p>
          </table:table-cell>
          <table:table-cell table:formula="of:=MAX(FLOOR([.A44]/3;1)-2;0)" office:value-type="float" office:value="49050">
            <text:p>49050</text:p>
          </table:table-cell>
          <table:table-cell table:formula="of:=MAX(FLOOR([.B44]/3;1)-2;0)" office:value-type="float" office:value="16348">
            <text:p>16348</text:p>
          </table:table-cell>
          <table:table-cell table:formula="of:=MAX(FLOOR([.C44]/3;1)-2;0)" office:value-type="float" office:value="5447">
            <text:p>5447</text:p>
          </table:table-cell>
          <table:table-cell table:formula="of:=MAX(FLOOR([.D44]/3;1)-2;0)" office:value-type="float" office:value="1813">
            <text:p>1813</text:p>
          </table:table-cell>
          <table:table-cell table:formula="of:=MAX(FLOOR([.E44]/3;1)-2;0)" office:value-type="float" office:value="602">
            <text:p>602</text:p>
          </table:table-cell>
          <table:table-cell table:formula="of:=MAX(FLOOR([.F44]/3;1)-2;0)" office:value-type="float" office:value="198">
            <text:p>198</text:p>
          </table:table-cell>
          <table:table-cell table:formula="of:=MAX(FLOOR([.G44]/3;1)-2;0)" office:value-type="float" office:value="64">
            <text:p>64</text:p>
          </table:table-cell>
          <table:table-cell table:formula="of:=MAX(FLOOR([.H44]/3;1)-2;0)" office:value-type="float" office:value="19">
            <text:p>19</text:p>
          </table:table-cell>
          <table:table-cell table:formula="of:=MAX(FLOOR([.I44]/3;1)-2;0)" office:value-type="float" office:value="4">
            <text:p>4</text:p>
          </table:table-cell>
          <table:table-cell table:formula="of:=MAX(FLOOR([.J44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377">
            <text:p>54377</text:p>
          </table:table-cell>
          <table:table-cell table:formula="of:=MAX(FLOOR([.A45]/3;1)-2;0)" office:value-type="float" office:value="18123">
            <text:p>18123</text:p>
          </table:table-cell>
          <table:table-cell table:formula="of:=MAX(FLOOR([.B45]/3;1)-2;0)" office:value-type="float" office:value="6039">
            <text:p>6039</text:p>
          </table:table-cell>
          <table:table-cell table:formula="of:=MAX(FLOOR([.C45]/3;1)-2;0)" office:value-type="float" office:value="2011">
            <text:p>2011</text:p>
          </table:table-cell>
          <table:table-cell table:formula="of:=MAX(FLOOR([.D45]/3;1)-2;0)" office:value-type="float" office:value="668">
            <text:p>668</text:p>
          </table:table-cell>
          <table:table-cell table:formula="of:=MAX(FLOOR([.E45]/3;1)-2;0)" office:value-type="float" office:value="220">
            <text:p>220</text:p>
          </table:table-cell>
          <table:table-cell table:formula="of:=MAX(FLOOR([.F45]/3;1)-2;0)" office:value-type="float" office:value="71">
            <text:p>71</text:p>
          </table:table-cell>
          <table:table-cell table:formula="of:=MAX(FLOOR([.G45]/3;1)-2;0)" office:value-type="float" office:value="21">
            <text:p>21</text:p>
          </table:table-cell>
          <table:table-cell table:formula="of:=MAX(FLOOR([.H45]/3;1)-2;0)" office:value-type="float" office:value="5">
            <text:p>5</text:p>
          </table:table-cell>
          <table:table-cell table:formula="of:=MAX(FLOOR([.I45]/3;1)-2;0)" office:value-type="float" office:value="0">
            <text:p>0</text:p>
          </table:table-cell>
          <table:table-cell table:formula="of:=MAX(FLOOR([.J45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409">
            <text:p>61409</text:p>
          </table:table-cell>
          <table:table-cell table:formula="of:=MAX(FLOOR([.A46]/3;1)-2;0)" office:value-type="float" office:value="20467">
            <text:p>20467</text:p>
          </table:table-cell>
          <table:table-cell table:formula="of:=MAX(FLOOR([.B46]/3;1)-2;0)" office:value-type="float" office:value="6820">
            <text:p>6820</text:p>
          </table:table-cell>
          <table:table-cell table:formula="of:=MAX(FLOOR([.C46]/3;1)-2;0)" office:value-type="float" office:value="2271">
            <text:p>2271</text:p>
          </table:table-cell>
          <table:table-cell table:formula="of:=MAX(FLOOR([.D46]/3;1)-2;0)" office:value-type="float" office:value="755">
            <text:p>755</text:p>
          </table:table-cell>
          <table:table-cell table:formula="of:=MAX(FLOOR([.E46]/3;1)-2;0)" office:value-type="float" office:value="249">
            <text:p>249</text:p>
          </table:table-cell>
          <table:table-cell table:formula="of:=MAX(FLOOR([.F46]/3;1)-2;0)" office:value-type="float" office:value="81">
            <text:p>81</text:p>
          </table:table-cell>
          <table:table-cell table:formula="of:=MAX(FLOOR([.G46]/3;1)-2;0)" office:value-type="float" office:value="25">
            <text:p>25</text:p>
          </table:table-cell>
          <table:table-cell table:formula="of:=MAX(FLOOR([.H46]/3;1)-2;0)" office:value-type="float" office:value="6">
            <text:p>6</text:p>
          </table:table-cell>
          <table:table-cell table:formula="of:=MAX(FLOOR([.I46]/3;1)-2;0)" office:value-type="float" office:value="0">
            <text:p>0</text:p>
          </table:table-cell>
          <table:table-cell table:formula="of:=MAX(FLOOR([.J46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552">
            <text:p>73552</text:p>
          </table:table-cell>
          <table:table-cell table:formula="of:=MAX(FLOOR([.A47]/3;1)-2;0)" office:value-type="float" office:value="24515">
            <text:p>24515</text:p>
          </table:table-cell>
          <table:table-cell table:formula="of:=MAX(FLOOR([.B47]/3;1)-2;0)" office:value-type="float" office:value="8169">
            <text:p>8169</text:p>
          </table:table-cell>
          <table:table-cell table:formula="of:=MAX(FLOOR([.C47]/3;1)-2;0)" office:value-type="float" office:value="2721">
            <text:p>2721</text:p>
          </table:table-cell>
          <table:table-cell table:formula="of:=MAX(FLOOR([.D47]/3;1)-2;0)" office:value-type="float" office:value="905">
            <text:p>905</text:p>
          </table:table-cell>
          <table:table-cell table:formula="of:=MAX(FLOOR([.E47]/3;1)-2;0)" office:value-type="float" office:value="299">
            <text:p>299</text:p>
          </table:table-cell>
          <table:table-cell table:formula="of:=MAX(FLOOR([.F47]/3;1)-2;0)" office:value-type="float" office:value="97">
            <text:p>97</text:p>
          </table:table-cell>
          <table:table-cell table:formula="of:=MAX(FLOOR([.G47]/3;1)-2;0)" office:value-type="float" office:value="30">
            <text:p>30</text:p>
          </table:table-cell>
          <table:table-cell table:formula="of:=MAX(FLOOR([.H47]/3;1)-2;0)" office:value-type="float" office:value="8">
            <text:p>8</text:p>
          </table:table-cell>
          <table:table-cell table:formula="of:=MAX(FLOOR([.I47]/3;1)-2;0)" office:value-type="float" office:value="0">
            <text:p>0</text:p>
          </table:table-cell>
          <table:table-cell table:formula="of:=MAX(FLOOR([.J47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138">
            <text:p>87138</text:p>
          </table:table-cell>
          <table:table-cell table:formula="of:=MAX(FLOOR([.A48]/3;1)-2;0)" office:value-type="float" office:value="29044">
            <text:p>29044</text:p>
          </table:table-cell>
          <table:table-cell table:formula="of:=MAX(FLOOR([.B48]/3;1)-2;0)" office:value-type="float" office:value="9679">
            <text:p>9679</text:p>
          </table:table-cell>
          <table:table-cell table:formula="of:=MAX(FLOOR([.C48]/3;1)-2;0)" office:value-type="float" office:value="3224">
            <text:p>3224</text:p>
          </table:table-cell>
          <table:table-cell table:formula="of:=MAX(FLOOR([.D48]/3;1)-2;0)" office:value-type="float" office:value="1072">
            <text:p>1072</text:p>
          </table:table-cell>
          <table:table-cell table:formula="of:=MAX(FLOOR([.E48]/3;1)-2;0)" office:value-type="float" office:value="355">
            <text:p>355</text:p>
          </table:table-cell>
          <table:table-cell table:formula="of:=MAX(FLOOR([.F48]/3;1)-2;0)" office:value-type="float" office:value="116">
            <text:p>116</text:p>
          </table:table-cell>
          <table:table-cell table:formula="of:=MAX(FLOOR([.G48]/3;1)-2;0)" office:value-type="float" office:value="36">
            <text:p>36</text:p>
          </table:table-cell>
          <table:table-cell table:formula="of:=MAX(FLOOR([.H48]/3;1)-2;0)" office:value-type="float" office:value="10">
            <text:p>10</text:p>
          </table:table-cell>
          <table:table-cell table:formula="of:=MAX(FLOOR([.I48]/3;1)-2;0)" office:value-type="float" office:value="1">
            <text:p>1</text:p>
          </table:table-cell>
          <table:table-cell table:formula="of:=MAX(FLOOR([.J48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168">
            <text:p>63168</text:p>
          </table:table-cell>
          <table:table-cell table:formula="of:=MAX(FLOOR([.A49]/3;1)-2;0)" office:value-type="float" office:value="21054">
            <text:p>21054</text:p>
          </table:table-cell>
          <table:table-cell table:formula="of:=MAX(FLOOR([.B49]/3;1)-2;0)" office:value-type="float" office:value="7016">
            <text:p>7016</text:p>
          </table:table-cell>
          <table:table-cell table:formula="of:=MAX(FLOOR([.C49]/3;1)-2;0)" office:value-type="float" office:value="2336">
            <text:p>2336</text:p>
          </table:table-cell>
          <table:table-cell table:formula="of:=MAX(FLOOR([.D49]/3;1)-2;0)" office:value-type="float" office:value="776">
            <text:p>776</text:p>
          </table:table-cell>
          <table:table-cell table:formula="of:=MAX(FLOOR([.E49]/3;1)-2;0)" office:value-type="float" office:value="256">
            <text:p>256</text:p>
          </table:table-cell>
          <table:table-cell table:formula="of:=MAX(FLOOR([.F49]/3;1)-2;0)" office:value-type="float" office:value="83">
            <text:p>83</text:p>
          </table:table-cell>
          <table:table-cell table:formula="of:=MAX(FLOOR([.G49]/3;1)-2;0)" office:value-type="float" office:value="25">
            <text:p>25</text:p>
          </table:table-cell>
          <table:table-cell table:formula="of:=MAX(FLOOR([.H49]/3;1)-2;0)" office:value-type="float" office:value="6">
            <text:p>6</text:p>
          </table:table-cell>
          <table:table-cell table:formula="of:=MAX(FLOOR([.I49]/3;1)-2;0)" office:value-type="float" office:value="0">
            <text:p>0</text:p>
          </table:table-cell>
          <table:table-cell table:formula="of:=MAX(FLOOR([.J49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9602">
            <text:p>149602</text:p>
          </table:table-cell>
          <table:table-cell table:formula="of:=MAX(FLOOR([.A50]/3;1)-2;0)" office:value-type="float" office:value="49865">
            <text:p>49865</text:p>
          </table:table-cell>
          <table:table-cell table:formula="of:=MAX(FLOOR([.B50]/3;1)-2;0)" office:value-type="float" office:value="16619">
            <text:p>16619</text:p>
          </table:table-cell>
          <table:table-cell table:formula="of:=MAX(FLOOR([.C50]/3;1)-2;0)" office:value-type="float" office:value="5537">
            <text:p>5537</text:p>
          </table:table-cell>
          <table:table-cell table:formula="of:=MAX(FLOOR([.D50]/3;1)-2;0)" office:value-type="float" office:value="1843">
            <text:p>1843</text:p>
          </table:table-cell>
          <table:table-cell table:formula="of:=MAX(FLOOR([.E50]/3;1)-2;0)" office:value-type="float" office:value="612">
            <text:p>612</text:p>
          </table:table-cell>
          <table:table-cell table:formula="of:=MAX(FLOOR([.F50]/3;1)-2;0)" office:value-type="float" office:value="202">
            <text:p>202</text:p>
          </table:table-cell>
          <table:table-cell table:formula="of:=MAX(FLOOR([.G50]/3;1)-2;0)" office:value-type="float" office:value="65">
            <text:p>65</text:p>
          </table:table-cell>
          <table:table-cell table:formula="of:=MAX(FLOOR([.H50]/3;1)-2;0)" office:value-type="float" office:value="19">
            <text:p>19</text:p>
          </table:table-cell>
          <table:table-cell table:formula="of:=MAX(FLOOR([.I50]/3;1)-2;0)" office:value-type="float" office:value="4">
            <text:p>4</text:p>
          </table:table-cell>
          <table:table-cell table:formula="of:=MAX(FLOOR([.J50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776">
            <text:p>111776</text:p>
          </table:table-cell>
          <table:table-cell table:formula="of:=MAX(FLOOR([.A51]/3;1)-2;0)" office:value-type="float" office:value="37256">
            <text:p>37256</text:p>
          </table:table-cell>
          <table:table-cell table:formula="of:=MAX(FLOOR([.B51]/3;1)-2;0)" office:value-type="float" office:value="12416">
            <text:p>12416</text:p>
          </table:table-cell>
          <table:table-cell table:formula="of:=MAX(FLOOR([.C51]/3;1)-2;0)" office:value-type="float" office:value="4136">
            <text:p>4136</text:p>
          </table:table-cell>
          <table:table-cell table:formula="of:=MAX(FLOOR([.D51]/3;1)-2;0)" office:value-type="float" office:value="1376">
            <text:p>1376</text:p>
          </table:table-cell>
          <table:table-cell table:formula="of:=MAX(FLOOR([.E51]/3;1)-2;0)" office:value-type="float" office:value="456">
            <text:p>456</text:p>
          </table:table-cell>
          <table:table-cell table:formula="of:=MAX(FLOOR([.F51]/3;1)-2;0)" office:value-type="float" office:value="150">
            <text:p>150</text:p>
          </table:table-cell>
          <table:table-cell table:formula="of:=MAX(FLOOR([.G51]/3;1)-2;0)" office:value-type="float" office:value="48">
            <text:p>48</text:p>
          </table:table-cell>
          <table:table-cell table:formula="of:=MAX(FLOOR([.H51]/3;1)-2;0)" office:value-type="float" office:value="14">
            <text:p>14</text:p>
          </table:table-cell>
          <table:table-cell table:formula="of:=MAX(FLOOR([.I51]/3;1)-2;0)" office:value-type="float" office:value="2">
            <text:p>2</text:p>
          </table:table-cell>
          <table:table-cell table:formula="of:=MAX(FLOOR([.J51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3191">
            <text:p>113191</text:p>
          </table:table-cell>
          <table:table-cell table:formula="of:=MAX(FLOOR([.A52]/3;1)-2;0)" office:value-type="float" office:value="37728">
            <text:p>37728</text:p>
          </table:table-cell>
          <table:table-cell table:formula="of:=MAX(FLOOR([.B52]/3;1)-2;0)" office:value-type="float" office:value="12574">
            <text:p>12574</text:p>
          </table:table-cell>
          <table:table-cell table:formula="of:=MAX(FLOOR([.C52]/3;1)-2;0)" office:value-type="float" office:value="4189">
            <text:p>4189</text:p>
          </table:table-cell>
          <table:table-cell table:formula="of:=MAX(FLOOR([.D52]/3;1)-2;0)" office:value-type="float" office:value="1394">
            <text:p>1394</text:p>
          </table:table-cell>
          <table:table-cell table:formula="of:=MAX(FLOOR([.E52]/3;1)-2;0)" office:value-type="float" office:value="462">
            <text:p>462</text:p>
          </table:table-cell>
          <table:table-cell table:formula="of:=MAX(FLOOR([.F52]/3;1)-2;0)" office:value-type="float" office:value="152">
            <text:p>152</text:p>
          </table:table-cell>
          <table:table-cell table:formula="of:=MAX(FLOOR([.G52]/3;1)-2;0)" office:value-type="float" office:value="48">
            <text:p>48</text:p>
          </table:table-cell>
          <table:table-cell table:formula="of:=MAX(FLOOR([.H52]/3;1)-2;0)" office:value-type="float" office:value="14">
            <text:p>14</text:p>
          </table:table-cell>
          <table:table-cell table:formula="of:=MAX(FLOOR([.I52]/3;1)-2;0)" office:value-type="float" office:value="2">
            <text:p>2</text:p>
          </table:table-cell>
          <table:table-cell table:formula="of:=MAX(FLOOR([.J52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137">
            <text:p>80137</text:p>
          </table:table-cell>
          <table:table-cell table:formula="of:=MAX(FLOOR([.A53]/3;1)-2;0)" office:value-type="float" office:value="26710">
            <text:p>26710</text:p>
          </table:table-cell>
          <table:table-cell table:formula="of:=MAX(FLOOR([.B53]/3;1)-2;0)" office:value-type="float" office:value="8901">
            <text:p>8901</text:p>
          </table:table-cell>
          <table:table-cell table:formula="of:=MAX(FLOOR([.C53]/3;1)-2;0)" office:value-type="float" office:value="2965">
            <text:p>2965</text:p>
          </table:table-cell>
          <table:table-cell table:formula="of:=MAX(FLOOR([.D53]/3;1)-2;0)" office:value-type="float" office:value="986">
            <text:p>986</text:p>
          </table:table-cell>
          <table:table-cell table:formula="of:=MAX(FLOOR([.E53]/3;1)-2;0)" office:value-type="float" office:value="326">
            <text:p>326</text:p>
          </table:table-cell>
          <table:table-cell table:formula="of:=MAX(FLOOR([.F53]/3;1)-2;0)" office:value-type="float" office:value="106">
            <text:p>106</text:p>
          </table:table-cell>
          <table:table-cell table:formula="of:=MAX(FLOOR([.G53]/3;1)-2;0)" office:value-type="float" office:value="33">
            <text:p>33</text:p>
          </table:table-cell>
          <table:table-cell table:formula="of:=MAX(FLOOR([.H53]/3;1)-2;0)" office:value-type="float" office:value="9">
            <text:p>9</text:p>
          </table:table-cell>
          <table:table-cell table:formula="of:=MAX(FLOOR([.I53]/3;1)-2;0)" office:value-type="float" office:value="1">
            <text:p>1</text:p>
          </table:table-cell>
          <table:table-cell table:formula="of:=MAX(FLOOR([.J53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5985">
            <text:p>145985</text:p>
          </table:table-cell>
          <table:table-cell table:formula="of:=MAX(FLOOR([.A54]/3;1)-2;0)" office:value-type="float" office:value="48659">
            <text:p>48659</text:p>
          </table:table-cell>
          <table:table-cell table:formula="of:=MAX(FLOOR([.B54]/3;1)-2;0)" office:value-type="float" office:value="16217">
            <text:p>16217</text:p>
          </table:table-cell>
          <table:table-cell table:formula="of:=MAX(FLOOR([.C54]/3;1)-2;0)" office:value-type="float" office:value="5403">
            <text:p>5403</text:p>
          </table:table-cell>
          <table:table-cell table:formula="of:=MAX(FLOOR([.D54]/3;1)-2;0)" office:value-type="float" office:value="1799">
            <text:p>1799</text:p>
          </table:table-cell>
          <table:table-cell table:formula="of:=MAX(FLOOR([.E54]/3;1)-2;0)" office:value-type="float" office:value="597">
            <text:p>597</text:p>
          </table:table-cell>
          <table:table-cell table:formula="of:=MAX(FLOOR([.F54]/3;1)-2;0)" office:value-type="float" office:value="197">
            <text:p>197</text:p>
          </table:table-cell>
          <table:table-cell table:formula="of:=MAX(FLOOR([.G54]/3;1)-2;0)" office:value-type="float" office:value="63">
            <text:p>63</text:p>
          </table:table-cell>
          <table:table-cell table:formula="of:=MAX(FLOOR([.H54]/3;1)-2;0)" office:value-type="float" office:value="19">
            <text:p>19</text:p>
          </table:table-cell>
          <table:table-cell table:formula="of:=MAX(FLOOR([.I54]/3;1)-2;0)" office:value-type="float" office:value="4">
            <text:p>4</text:p>
          </table:table-cell>
          <table:table-cell table:formula="of:=MAX(FLOOR([.J54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5177">
            <text:p>145177</text:p>
          </table:table-cell>
          <table:table-cell table:formula="of:=MAX(FLOOR([.A55]/3;1)-2;0)" office:value-type="float" office:value="48390">
            <text:p>48390</text:p>
          </table:table-cell>
          <table:table-cell table:formula="of:=MAX(FLOOR([.B55]/3;1)-2;0)" office:value-type="float" office:value="16128">
            <text:p>16128</text:p>
          </table:table-cell>
          <table:table-cell table:formula="of:=MAX(FLOOR([.C55]/3;1)-2;0)" office:value-type="float" office:value="5374">
            <text:p>5374</text:p>
          </table:table-cell>
          <table:table-cell table:formula="of:=MAX(FLOOR([.D55]/3;1)-2;0)" office:value-type="float" office:value="1789">
            <text:p>1789</text:p>
          </table:table-cell>
          <table:table-cell table:formula="of:=MAX(FLOOR([.E55]/3;1)-2;0)" office:value-type="float" office:value="594">
            <text:p>594</text:p>
          </table:table-cell>
          <table:table-cell table:formula="of:=MAX(FLOOR([.F55]/3;1)-2;0)" office:value-type="float" office:value="196">
            <text:p>196</text:p>
          </table:table-cell>
          <table:table-cell table:formula="of:=MAX(FLOOR([.G55]/3;1)-2;0)" office:value-type="float" office:value="63">
            <text:p>63</text:p>
          </table:table-cell>
          <table:table-cell table:formula="of:=MAX(FLOOR([.H55]/3;1)-2;0)" office:value-type="float" office:value="19">
            <text:p>19</text:p>
          </table:table-cell>
          <table:table-cell table:formula="of:=MAX(FLOOR([.I55]/3;1)-2;0)" office:value-type="float" office:value="4">
            <text:p>4</text:p>
          </table:table-cell>
          <table:table-cell table:formula="of:=MAX(FLOOR([.J55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192">
            <text:p>73192</text:p>
          </table:table-cell>
          <table:table-cell table:formula="of:=MAX(FLOOR([.A56]/3;1)-2;0)" office:value-type="float" office:value="24395">
            <text:p>24395</text:p>
          </table:table-cell>
          <table:table-cell table:formula="of:=MAX(FLOOR([.B56]/3;1)-2;0)" office:value-type="float" office:value="8129">
            <text:p>8129</text:p>
          </table:table-cell>
          <table:table-cell table:formula="of:=MAX(FLOOR([.C56]/3;1)-2;0)" office:value-type="float" office:value="2707">
            <text:p>2707</text:p>
          </table:table-cell>
          <table:table-cell table:formula="of:=MAX(FLOOR([.D56]/3;1)-2;0)" office:value-type="float" office:value="900">
            <text:p>900</text:p>
          </table:table-cell>
          <table:table-cell table:formula="of:=MAX(FLOOR([.E56]/3;1)-2;0)" office:value-type="float" office:value="298">
            <text:p>298</text:p>
          </table:table-cell>
          <table:table-cell table:formula="of:=MAX(FLOOR([.F56]/3;1)-2;0)" office:value-type="float" office:value="97">
            <text:p>97</text:p>
          </table:table-cell>
          <table:table-cell table:formula="of:=MAX(FLOOR([.G56]/3;1)-2;0)" office:value-type="float" office:value="30">
            <text:p>30</text:p>
          </table:table-cell>
          <table:table-cell table:formula="of:=MAX(FLOOR([.H56]/3;1)-2;0)" office:value-type="float" office:value="8">
            <text:p>8</text:p>
          </table:table-cell>
          <table:table-cell table:formula="of:=MAX(FLOOR([.I56]/3;1)-2;0)" office:value-type="float" office:value="0">
            <text:p>0</text:p>
          </table:table-cell>
          <table:table-cell table:formula="of:=MAX(FLOOR([.J56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1631">
            <text:p>141631</text:p>
          </table:table-cell>
          <table:table-cell table:formula="of:=MAX(FLOOR([.A57]/3;1)-2;0)" office:value-type="float" office:value="47208">
            <text:p>47208</text:p>
          </table:table-cell>
          <table:table-cell table:formula="of:=MAX(FLOOR([.B57]/3;1)-2;0)" office:value-type="float" office:value="15734">
            <text:p>15734</text:p>
          </table:table-cell>
          <table:table-cell table:formula="of:=MAX(FLOOR([.C57]/3;1)-2;0)" office:value-type="float" office:value="5242">
            <text:p>5242</text:p>
          </table:table-cell>
          <table:table-cell table:formula="of:=MAX(FLOOR([.D57]/3;1)-2;0)" office:value-type="float" office:value="1745">
            <text:p>1745</text:p>
          </table:table-cell>
          <table:table-cell table:formula="of:=MAX(FLOOR([.E57]/3;1)-2;0)" office:value-type="float" office:value="579">
            <text:p>579</text:p>
          </table:table-cell>
          <table:table-cell table:formula="of:=MAX(FLOOR([.F57]/3;1)-2;0)" office:value-type="float" office:value="191">
            <text:p>191</text:p>
          </table:table-cell>
          <table:table-cell table:formula="of:=MAX(FLOOR([.G57]/3;1)-2;0)" office:value-type="float" office:value="61">
            <text:p>61</text:p>
          </table:table-cell>
          <table:table-cell table:formula="of:=MAX(FLOOR([.H57]/3;1)-2;0)" office:value-type="float" office:value="18">
            <text:p>18</text:p>
          </table:table-cell>
          <table:table-cell table:formula="of:=MAX(FLOOR([.I57]/3;1)-2;0)" office:value-type="float" office:value="4">
            <text:p>4</text:p>
          </table:table-cell>
          <table:table-cell table:formula="of:=MAX(FLOOR([.J57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979">
            <text:p>132979</text:p>
          </table:table-cell>
          <table:table-cell table:formula="of:=MAX(FLOOR([.A58]/3;1)-2;0)" office:value-type="float" office:value="44324">
            <text:p>44324</text:p>
          </table:table-cell>
          <table:table-cell table:formula="of:=MAX(FLOOR([.B58]/3;1)-2;0)" office:value-type="float" office:value="14772">
            <text:p>14772</text:p>
          </table:table-cell>
          <table:table-cell table:formula="of:=MAX(FLOOR([.C58]/3;1)-2;0)" office:value-type="float" office:value="4922">
            <text:p>4922</text:p>
          </table:table-cell>
          <table:table-cell table:formula="of:=MAX(FLOOR([.D58]/3;1)-2;0)" office:value-type="float" office:value="1638">
            <text:p>1638</text:p>
          </table:table-cell>
          <table:table-cell table:formula="of:=MAX(FLOOR([.E58]/3;1)-2;0)" office:value-type="float" office:value="544">
            <text:p>544</text:p>
          </table:table-cell>
          <table:table-cell table:formula="of:=MAX(FLOOR([.F58]/3;1)-2;0)" office:value-type="float" office:value="179">
            <text:p>179</text:p>
          </table:table-cell>
          <table:table-cell table:formula="of:=MAX(FLOOR([.G58]/3;1)-2;0)" office:value-type="float" office:value="57">
            <text:p>57</text:p>
          </table:table-cell>
          <table:table-cell table:formula="of:=MAX(FLOOR([.H58]/3;1)-2;0)" office:value-type="float" office:value="17">
            <text:p>17</text:p>
          </table:table-cell>
          <table:table-cell table:formula="of:=MAX(FLOOR([.I58]/3;1)-2;0)" office:value-type="float" office:value="3">
            <text:p>3</text:p>
          </table:table-cell>
          <table:table-cell table:formula="of:=MAX(FLOOR([.J58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565">
            <text:p>52565</text:p>
          </table:table-cell>
          <table:table-cell table:formula="of:=MAX(FLOOR([.A59]/3;1)-2;0)" office:value-type="float" office:value="17519">
            <text:p>17519</text:p>
          </table:table-cell>
          <table:table-cell table:formula="of:=MAX(FLOOR([.B59]/3;1)-2;0)" office:value-type="float" office:value="5837">
            <text:p>5837</text:p>
          </table:table-cell>
          <table:table-cell table:formula="of:=MAX(FLOOR([.C59]/3;1)-2;0)" office:value-type="float" office:value="1943">
            <text:p>1943</text:p>
          </table:table-cell>
          <table:table-cell table:formula="of:=MAX(FLOOR([.D59]/3;1)-2;0)" office:value-type="float" office:value="645">
            <text:p>645</text:p>
          </table:table-cell>
          <table:table-cell table:formula="of:=MAX(FLOOR([.E59]/3;1)-2;0)" office:value-type="float" office:value="213">
            <text:p>213</text:p>
          </table:table-cell>
          <table:table-cell table:formula="of:=MAX(FLOOR([.F59]/3;1)-2;0)" office:value-type="float" office:value="69">
            <text:p>69</text:p>
          </table:table-cell>
          <table:table-cell table:formula="of:=MAX(FLOOR([.G59]/3;1)-2;0)" office:value-type="float" office:value="21">
            <text:p>21</text:p>
          </table:table-cell>
          <table:table-cell table:formula="of:=MAX(FLOOR([.H59]/3;1)-2;0)" office:value-type="float" office:value="5">
            <text:p>5</text:p>
          </table:table-cell>
          <table:table-cell table:formula="of:=MAX(FLOOR([.I59]/3;1)-2;0)" office:value-type="float" office:value="0">
            <text:p>0</text:p>
          </table:table-cell>
          <table:table-cell table:formula="of:=MAX(FLOOR([.J59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6574">
            <text:p>126574</text:p>
          </table:table-cell>
          <table:table-cell table:formula="of:=MAX(FLOOR([.A60]/3;1)-2;0)" office:value-type="float" office:value="42189">
            <text:p>42189</text:p>
          </table:table-cell>
          <table:table-cell table:formula="of:=MAX(FLOOR([.B60]/3;1)-2;0)" office:value-type="float" office:value="14061">
            <text:p>14061</text:p>
          </table:table-cell>
          <table:table-cell table:formula="of:=MAX(FLOOR([.C60]/3;1)-2;0)" office:value-type="float" office:value="4685">
            <text:p>4685</text:p>
          </table:table-cell>
          <table:table-cell table:formula="of:=MAX(FLOOR([.D60]/3;1)-2;0)" office:value-type="float" office:value="1559">
            <text:p>1559</text:p>
          </table:table-cell>
          <table:table-cell table:formula="of:=MAX(FLOOR([.E60]/3;1)-2;0)" office:value-type="float" office:value="517">
            <text:p>517</text:p>
          </table:table-cell>
          <table:table-cell table:formula="of:=MAX(FLOOR([.F60]/3;1)-2;0)" office:value-type="float" office:value="170">
            <text:p>170</text:p>
          </table:table-cell>
          <table:table-cell table:formula="of:=MAX(FLOOR([.G60]/3;1)-2;0)" office:value-type="float" office:value="54">
            <text:p>54</text:p>
          </table:table-cell>
          <table:table-cell table:formula="of:=MAX(FLOOR([.H60]/3;1)-2;0)" office:value-type="float" office:value="16">
            <text:p>16</text:p>
          </table:table-cell>
          <table:table-cell table:formula="of:=MAX(FLOOR([.I60]/3;1)-2;0)" office:value-type="float" office:value="3">
            <text:p>3</text:p>
          </table:table-cell>
          <table:table-cell table:formula="of:=MAX(FLOOR([.J60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005">
            <text:p>92005</text:p>
          </table:table-cell>
          <table:table-cell table:formula="of:=MAX(FLOOR([.A61]/3;1)-2;0)" office:value-type="float" office:value="30666">
            <text:p>30666</text:p>
          </table:table-cell>
          <table:table-cell table:formula="of:=MAX(FLOOR([.B61]/3;1)-2;0)" office:value-type="float" office:value="10220">
            <text:p>10220</text:p>
          </table:table-cell>
          <table:table-cell table:formula="of:=MAX(FLOOR([.C61]/3;1)-2;0)" office:value-type="float" office:value="3404">
            <text:p>3404</text:p>
          </table:table-cell>
          <table:table-cell table:formula="of:=MAX(FLOOR([.D61]/3;1)-2;0)" office:value-type="float" office:value="1132">
            <text:p>1132</text:p>
          </table:table-cell>
          <table:table-cell table:formula="of:=MAX(FLOOR([.E61]/3;1)-2;0)" office:value-type="float" office:value="375">
            <text:p>375</text:p>
          </table:table-cell>
          <table:table-cell table:formula="of:=MAX(FLOOR([.F61]/3;1)-2;0)" office:value-type="float" office:value="123">
            <text:p>123</text:p>
          </table:table-cell>
          <table:table-cell table:formula="of:=MAX(FLOOR([.G61]/3;1)-2;0)" office:value-type="float" office:value="39">
            <text:p>39</text:p>
          </table:table-cell>
          <table:table-cell table:formula="of:=MAX(FLOOR([.H61]/3;1)-2;0)" office:value-type="float" office:value="11">
            <text:p>11</text:p>
          </table:table-cell>
          <table:table-cell table:formula="of:=MAX(FLOOR([.I61]/3;1)-2;0)" office:value-type="float" office:value="1">
            <text:p>1</text:p>
          </table:table-cell>
          <table:table-cell table:formula="of:=MAX(FLOOR([.J61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655">
            <text:p>134655</text:p>
          </table:table-cell>
          <table:table-cell table:formula="of:=MAX(FLOOR([.A62]/3;1)-2;0)" office:value-type="float" office:value="44883">
            <text:p>44883</text:p>
          </table:table-cell>
          <table:table-cell table:formula="of:=MAX(FLOOR([.B62]/3;1)-2;0)" office:value-type="float" office:value="14959">
            <text:p>14959</text:p>
          </table:table-cell>
          <table:table-cell table:formula="of:=MAX(FLOOR([.C62]/3;1)-2;0)" office:value-type="float" office:value="4984">
            <text:p>4984</text:p>
          </table:table-cell>
          <table:table-cell table:formula="of:=MAX(FLOOR([.D62]/3;1)-2;0)" office:value-type="float" office:value="1659">
            <text:p>1659</text:p>
          </table:table-cell>
          <table:table-cell table:formula="of:=MAX(FLOOR([.E62]/3;1)-2;0)" office:value-type="float" office:value="551">
            <text:p>551</text:p>
          </table:table-cell>
          <table:table-cell table:formula="of:=MAX(FLOOR([.F62]/3;1)-2;0)" office:value-type="float" office:value="181">
            <text:p>181</text:p>
          </table:table-cell>
          <table:table-cell table:formula="of:=MAX(FLOOR([.G62]/3;1)-2;0)" office:value-type="float" office:value="58">
            <text:p>58</text:p>
          </table:table-cell>
          <table:table-cell table:formula="of:=MAX(FLOOR([.H62]/3;1)-2;0)" office:value-type="float" office:value="17">
            <text:p>17</text:p>
          </table:table-cell>
          <table:table-cell table:formula="of:=MAX(FLOOR([.I62]/3;1)-2;0)" office:value-type="float" office:value="3">
            <text:p>3</text:p>
          </table:table-cell>
          <table:table-cell table:formula="of:=MAX(FLOOR([.J62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5894">
            <text:p>115894</text:p>
          </table:table-cell>
          <table:table-cell table:formula="of:=MAX(FLOOR([.A63]/3;1)-2;0)" office:value-type="float" office:value="38629">
            <text:p>38629</text:p>
          </table:table-cell>
          <table:table-cell table:formula="of:=MAX(FLOOR([.B63]/3;1)-2;0)" office:value-type="float" office:value="12874">
            <text:p>12874</text:p>
          </table:table-cell>
          <table:table-cell table:formula="of:=MAX(FLOOR([.C63]/3;1)-2;0)" office:value-type="float" office:value="4289">
            <text:p>4289</text:p>
          </table:table-cell>
          <table:table-cell table:formula="of:=MAX(FLOOR([.D63]/3;1)-2;0)" office:value-type="float" office:value="1427">
            <text:p>1427</text:p>
          </table:table-cell>
          <table:table-cell table:formula="of:=MAX(FLOOR([.E63]/3;1)-2;0)" office:value-type="float" office:value="473">
            <text:p>473</text:p>
          </table:table-cell>
          <table:table-cell table:formula="of:=MAX(FLOOR([.F63]/3;1)-2;0)" office:value-type="float" office:value="155">
            <text:p>155</text:p>
          </table:table-cell>
          <table:table-cell table:formula="of:=MAX(FLOOR([.G63]/3;1)-2;0)" office:value-type="float" office:value="49">
            <text:p>49</text:p>
          </table:table-cell>
          <table:table-cell table:formula="of:=MAX(FLOOR([.H63]/3;1)-2;0)" office:value-type="float" office:value="14">
            <text:p>14</text:p>
          </table:table-cell>
          <table:table-cell table:formula="of:=MAX(FLOOR([.I63]/3;1)-2;0)" office:value-type="float" office:value="2">
            <text:p>2</text:p>
          </table:table-cell>
          <table:table-cell table:formula="of:=MAX(FLOOR([.J63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175">
            <text:p>89175</text:p>
          </table:table-cell>
          <table:table-cell table:formula="of:=MAX(FLOOR([.A64]/3;1)-2;0)" office:value-type="float" office:value="29723">
            <text:p>29723</text:p>
          </table:table-cell>
          <table:table-cell table:formula="of:=MAX(FLOOR([.B64]/3;1)-2;0)" office:value-type="float" office:value="9905">
            <text:p>9905</text:p>
          </table:table-cell>
          <table:table-cell table:formula="of:=MAX(FLOOR([.C64]/3;1)-2;0)" office:value-type="float" office:value="3299">
            <text:p>3299</text:p>
          </table:table-cell>
          <table:table-cell table:formula="of:=MAX(FLOOR([.D64]/3;1)-2;0)" office:value-type="float" office:value="1097">
            <text:p>1097</text:p>
          </table:table-cell>
          <table:table-cell table:formula="of:=MAX(FLOOR([.E64]/3;1)-2;0)" office:value-type="float" office:value="363">
            <text:p>363</text:p>
          </table:table-cell>
          <table:table-cell table:formula="of:=MAX(FLOOR([.F64]/3;1)-2;0)" office:value-type="float" office:value="119">
            <text:p>119</text:p>
          </table:table-cell>
          <table:table-cell table:formula="of:=MAX(FLOOR([.G64]/3;1)-2;0)" office:value-type="float" office:value="37">
            <text:p>37</text:p>
          </table:table-cell>
          <table:table-cell table:formula="of:=MAX(FLOOR([.H64]/3;1)-2;0)" office:value-type="float" office:value="10">
            <text:p>10</text:p>
          </table:table-cell>
          <table:table-cell table:formula="of:=MAX(FLOOR([.I64]/3;1)-2;0)" office:value-type="float" office:value="1">
            <text:p>1</text:p>
          </table:table-cell>
          <table:table-cell table:formula="of:=MAX(FLOOR([.J64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7328">
            <text:p>127328</text:p>
          </table:table-cell>
          <table:table-cell table:formula="of:=MAX(FLOOR([.A65]/3;1)-2;0)" office:value-type="float" office:value="42440">
            <text:p>42440</text:p>
          </table:table-cell>
          <table:table-cell table:formula="of:=MAX(FLOOR([.B65]/3;1)-2;0)" office:value-type="float" office:value="14144">
            <text:p>14144</text:p>
          </table:table-cell>
          <table:table-cell table:formula="of:=MAX(FLOOR([.C65]/3;1)-2;0)" office:value-type="float" office:value="4712">
            <text:p>4712</text:p>
          </table:table-cell>
          <table:table-cell table:formula="of:=MAX(FLOOR([.D65]/3;1)-2;0)" office:value-type="float" office:value="1568">
            <text:p>1568</text:p>
          </table:table-cell>
          <table:table-cell table:formula="of:=MAX(FLOOR([.E65]/3;1)-2;0)" office:value-type="float" office:value="520">
            <text:p>520</text:p>
          </table:table-cell>
          <table:table-cell table:formula="of:=MAX(FLOOR([.F65]/3;1)-2;0)" office:value-type="float" office:value="171">
            <text:p>171</text:p>
          </table:table-cell>
          <table:table-cell table:formula="of:=MAX(FLOOR([.G65]/3;1)-2;0)" office:value-type="float" office:value="55">
            <text:p>55</text:p>
          </table:table-cell>
          <table:table-cell table:formula="of:=MAX(FLOOR([.H65]/3;1)-2;0)" office:value-type="float" office:value="16">
            <text:p>16</text:p>
          </table:table-cell>
          <table:table-cell table:formula="of:=MAX(FLOOR([.I65]/3;1)-2;0)" office:value-type="float" office:value="3">
            <text:p>3</text:p>
          </table:table-cell>
          <table:table-cell table:formula="of:=MAX(FLOOR([.J65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9873">
            <text:p>139873</text:p>
          </table:table-cell>
          <table:table-cell table:formula="of:=MAX(FLOOR([.A66]/3;1)-2;0)" office:value-type="float" office:value="46622">
            <text:p>46622</text:p>
          </table:table-cell>
          <table:table-cell table:formula="of:=MAX(FLOOR([.B66]/3;1)-2;0)" office:value-type="float" office:value="15538">
            <text:p>15538</text:p>
          </table:table-cell>
          <table:table-cell table:formula="of:=MAX(FLOOR([.C66]/3;1)-2;0)" office:value-type="float" office:value="5177">
            <text:p>5177</text:p>
          </table:table-cell>
          <table:table-cell table:formula="of:=MAX(FLOOR([.D66]/3;1)-2;0)" office:value-type="float" office:value="1723">
            <text:p>1723</text:p>
          </table:table-cell>
          <table:table-cell table:formula="of:=MAX(FLOOR([.E66]/3;1)-2;0)" office:value-type="float" office:value="572">
            <text:p>572</text:p>
          </table:table-cell>
          <table:table-cell table:formula="of:=MAX(FLOOR([.F66]/3;1)-2;0)" office:value-type="float" office:value="188">
            <text:p>188</text:p>
          </table:table-cell>
          <table:table-cell table:formula="of:=MAX(FLOOR([.G66]/3;1)-2;0)" office:value-type="float" office:value="60">
            <text:p>60</text:p>
          </table:table-cell>
          <table:table-cell table:formula="of:=MAX(FLOOR([.H66]/3;1)-2;0)" office:value-type="float" office:value="18">
            <text:p>18</text:p>
          </table:table-cell>
          <table:table-cell table:formula="of:=MAX(FLOOR([.I66]/3;1)-2;0)" office:value-type="float" office:value="4">
            <text:p>4</text:p>
          </table:table-cell>
          <table:table-cell table:formula="of:=MAX(FLOOR([.J66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072">
            <text:p>50072</text:p>
          </table:table-cell>
          <table:table-cell table:formula="of:=MAX(FLOOR([.A67]/3;1)-2;0)" office:value-type="float" office:value="16688">
            <text:p>16688</text:p>
          </table:table-cell>
          <table:table-cell table:formula="of:=MAX(FLOOR([.B67]/3;1)-2;0)" office:value-type="float" office:value="5560">
            <text:p>5560</text:p>
          </table:table-cell>
          <table:table-cell table:formula="of:=MAX(FLOOR([.C67]/3;1)-2;0)" office:value-type="float" office:value="1851">
            <text:p>1851</text:p>
          </table:table-cell>
          <table:table-cell table:formula="of:=MAX(FLOOR([.D67]/3;1)-2;0)" office:value-type="float" office:value="615">
            <text:p>615</text:p>
          </table:table-cell>
          <table:table-cell table:formula="of:=MAX(FLOOR([.E67]/3;1)-2;0)" office:value-type="float" office:value="203">
            <text:p>203</text:p>
          </table:table-cell>
          <table:table-cell table:formula="of:=MAX(FLOOR([.F67]/3;1)-2;0)" office:value-type="float" office:value="65">
            <text:p>65</text:p>
          </table:table-cell>
          <table:table-cell table:formula="of:=MAX(FLOOR([.G67]/3;1)-2;0)" office:value-type="float" office:value="19">
            <text:p>19</text:p>
          </table:table-cell>
          <table:table-cell table:formula="of:=MAX(FLOOR([.H67]/3;1)-2;0)" office:value-type="float" office:value="4">
            <text:p>4</text:p>
          </table:table-cell>
          <table:table-cell table:formula="of:=MAX(FLOOR([.I67]/3;1)-2;0)" office:value-type="float" office:value="0">
            <text:p>0</text:p>
          </table:table-cell>
          <table:table-cell table:formula="of:=MAX(FLOOR([.J67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814">
            <text:p>78814</text:p>
          </table:table-cell>
          <table:table-cell table:formula="of:=MAX(FLOOR([.A68]/3;1)-2;0)" office:value-type="float" office:value="26269">
            <text:p>26269</text:p>
          </table:table-cell>
          <table:table-cell table:formula="of:=MAX(FLOOR([.B68]/3;1)-2;0)" office:value-type="float" office:value="8754">
            <text:p>8754</text:p>
          </table:table-cell>
          <table:table-cell table:formula="of:=MAX(FLOOR([.C68]/3;1)-2;0)" office:value-type="float" office:value="2916">
            <text:p>2916</text:p>
          </table:table-cell>
          <table:table-cell table:formula="of:=MAX(FLOOR([.D68]/3;1)-2;0)" office:value-type="float" office:value="970">
            <text:p>970</text:p>
          </table:table-cell>
          <table:table-cell table:formula="of:=MAX(FLOOR([.E68]/3;1)-2;0)" office:value-type="float" office:value="321">
            <text:p>321</text:p>
          </table:table-cell>
          <table:table-cell table:formula="of:=MAX(FLOOR([.F68]/3;1)-2;0)" office:value-type="float" office:value="105">
            <text:p>105</text:p>
          </table:table-cell>
          <table:table-cell table:formula="of:=MAX(FLOOR([.G68]/3;1)-2;0)" office:value-type="float" office:value="33">
            <text:p>33</text:p>
          </table:table-cell>
          <table:table-cell table:formula="of:=MAX(FLOOR([.H68]/3;1)-2;0)" office:value-type="float" office:value="9">
            <text:p>9</text:p>
          </table:table-cell>
          <table:table-cell table:formula="of:=MAX(FLOOR([.I68]/3;1)-2;0)" office:value-type="float" office:value="1">
            <text:p>1</text:p>
          </table:table-cell>
          <table:table-cell table:formula="of:=MAX(FLOOR([.J68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750">
            <text:p>134750</text:p>
          </table:table-cell>
          <table:table-cell table:formula="of:=MAX(FLOOR([.A69]/3;1)-2;0)" office:value-type="float" office:value="44914">
            <text:p>44914</text:p>
          </table:table-cell>
          <table:table-cell table:formula="of:=MAX(FLOOR([.B69]/3;1)-2;0)" office:value-type="float" office:value="14969">
            <text:p>14969</text:p>
          </table:table-cell>
          <table:table-cell table:formula="of:=MAX(FLOOR([.C69]/3;1)-2;0)" office:value-type="float" office:value="4987">
            <text:p>4987</text:p>
          </table:table-cell>
          <table:table-cell table:formula="of:=MAX(FLOOR([.D69]/3;1)-2;0)" office:value-type="float" office:value="1660">
            <text:p>1660</text:p>
          </table:table-cell>
          <table:table-cell table:formula="of:=MAX(FLOOR([.E69]/3;1)-2;0)" office:value-type="float" office:value="551">
            <text:p>551</text:p>
          </table:table-cell>
          <table:table-cell table:formula="of:=MAX(FLOOR([.F69]/3;1)-2;0)" office:value-type="float" office:value="181">
            <text:p>181</text:p>
          </table:table-cell>
          <table:table-cell table:formula="of:=MAX(FLOOR([.G69]/3;1)-2;0)" office:value-type="float" office:value="58">
            <text:p>58</text:p>
          </table:table-cell>
          <table:table-cell table:formula="of:=MAX(FLOOR([.H69]/3;1)-2;0)" office:value-type="float" office:value="17">
            <text:p>17</text:p>
          </table:table-cell>
          <table:table-cell table:formula="of:=MAX(FLOOR([.I69]/3;1)-2;0)" office:value-type="float" office:value="3">
            <text:p>3</text:p>
          </table:table-cell>
          <table:table-cell table:formula="of:=MAX(FLOOR([.J69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848">
            <text:p>120848</text:p>
          </table:table-cell>
          <table:table-cell table:formula="of:=MAX(FLOOR([.A70]/3;1)-2;0)" office:value-type="float" office:value="40280">
            <text:p>40280</text:p>
          </table:table-cell>
          <table:table-cell table:formula="of:=MAX(FLOOR([.B70]/3;1)-2;0)" office:value-type="float" office:value="13424">
            <text:p>13424</text:p>
          </table:table-cell>
          <table:table-cell table:formula="of:=MAX(FLOOR([.C70]/3;1)-2;0)" office:value-type="float" office:value="4472">
            <text:p>4472</text:p>
          </table:table-cell>
          <table:table-cell table:formula="of:=MAX(FLOOR([.D70]/3;1)-2;0)" office:value-type="float" office:value="1488">
            <text:p>1488</text:p>
          </table:table-cell>
          <table:table-cell table:formula="of:=MAX(FLOOR([.E70]/3;1)-2;0)" office:value-type="float" office:value="494">
            <text:p>494</text:p>
          </table:table-cell>
          <table:table-cell table:formula="of:=MAX(FLOOR([.F70]/3;1)-2;0)" office:value-type="float" office:value="162">
            <text:p>162</text:p>
          </table:table-cell>
          <table:table-cell table:formula="of:=MAX(FLOOR([.G70]/3;1)-2;0)" office:value-type="float" office:value="52">
            <text:p>52</text:p>
          </table:table-cell>
          <table:table-cell table:formula="of:=MAX(FLOOR([.H70]/3;1)-2;0)" office:value-type="float" office:value="15">
            <text:p>15</text:p>
          </table:table-cell>
          <table:table-cell table:formula="of:=MAX(FLOOR([.I70]/3;1)-2;0)" office:value-type="float" office:value="3">
            <text:p>3</text:p>
          </table:table-cell>
          <table:table-cell table:formula="of:=MAX(FLOOR([.J70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950">
            <text:p>132950</text:p>
          </table:table-cell>
          <table:table-cell table:formula="of:=MAX(FLOOR([.A71]/3;1)-2;0)" office:value-type="float" office:value="44314">
            <text:p>44314</text:p>
          </table:table-cell>
          <table:table-cell table:formula="of:=MAX(FLOOR([.B71]/3;1)-2;0)" office:value-type="float" office:value="14769">
            <text:p>14769</text:p>
          </table:table-cell>
          <table:table-cell table:formula="of:=MAX(FLOOR([.C71]/3;1)-2;0)" office:value-type="float" office:value="4921">
            <text:p>4921</text:p>
          </table:table-cell>
          <table:table-cell table:formula="of:=MAX(FLOOR([.D71]/3;1)-2;0)" office:value-type="float" office:value="1638">
            <text:p>1638</text:p>
          </table:table-cell>
          <table:table-cell table:formula="of:=MAX(FLOOR([.E71]/3;1)-2;0)" office:value-type="float" office:value="544">
            <text:p>544</text:p>
          </table:table-cell>
          <table:table-cell table:formula="of:=MAX(FLOOR([.F71]/3;1)-2;0)" office:value-type="float" office:value="179">
            <text:p>179</text:p>
          </table:table-cell>
          <table:table-cell table:formula="of:=MAX(FLOOR([.G71]/3;1)-2;0)" office:value-type="float" office:value="57">
            <text:p>57</text:p>
          </table:table-cell>
          <table:table-cell table:formula="of:=MAX(FLOOR([.H71]/3;1)-2;0)" office:value-type="float" office:value="17">
            <text:p>17</text:p>
          </table:table-cell>
          <table:table-cell table:formula="of:=MAX(FLOOR([.I71]/3;1)-2;0)" office:value-type="float" office:value="3">
            <text:p>3</text:p>
          </table:table-cell>
          <table:table-cell table:formula="of:=MAX(FLOOR([.J71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6523">
            <text:p>126523</text:p>
          </table:table-cell>
          <table:table-cell table:formula="of:=MAX(FLOOR([.A72]/3;1)-2;0)" office:value-type="float" office:value="42172">
            <text:p>42172</text:p>
          </table:table-cell>
          <table:table-cell table:formula="of:=MAX(FLOOR([.B72]/3;1)-2;0)" office:value-type="float" office:value="14055">
            <text:p>14055</text:p>
          </table:table-cell>
          <table:table-cell table:formula="of:=MAX(FLOOR([.C72]/3;1)-2;0)" office:value-type="float" office:value="4683">
            <text:p>4683</text:p>
          </table:table-cell>
          <table:table-cell table:formula="of:=MAX(FLOOR([.D72]/3;1)-2;0)" office:value-type="float" office:value="1559">
            <text:p>1559</text:p>
          </table:table-cell>
          <table:table-cell table:formula="of:=MAX(FLOOR([.E72]/3;1)-2;0)" office:value-type="float" office:value="517">
            <text:p>517</text:p>
          </table:table-cell>
          <table:table-cell table:formula="of:=MAX(FLOOR([.F72]/3;1)-2;0)" office:value-type="float" office:value="170">
            <text:p>170</text:p>
          </table:table-cell>
          <table:table-cell table:formula="of:=MAX(FLOOR([.G72]/3;1)-2;0)" office:value-type="float" office:value="54">
            <text:p>54</text:p>
          </table:table-cell>
          <table:table-cell table:formula="of:=MAX(FLOOR([.H72]/3;1)-2;0)" office:value-type="float" office:value="16">
            <text:p>16</text:p>
          </table:table-cell>
          <table:table-cell table:formula="of:=MAX(FLOOR([.I72]/3;1)-2;0)" office:value-type="float" office:value="3">
            <text:p>3</text:p>
          </table:table-cell>
          <table:table-cell table:formula="of:=MAX(FLOOR([.J72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206">
            <text:p>58206</text:p>
          </table:table-cell>
          <table:table-cell table:formula="of:=MAX(FLOOR([.A73]/3;1)-2;0)" office:value-type="float" office:value="19400">
            <text:p>19400</text:p>
          </table:table-cell>
          <table:table-cell table:formula="of:=MAX(FLOOR([.B73]/3;1)-2;0)" office:value-type="float" office:value="6464">
            <text:p>6464</text:p>
          </table:table-cell>
          <table:table-cell table:formula="of:=MAX(FLOOR([.C73]/3;1)-2;0)" office:value-type="float" office:value="2152">
            <text:p>2152</text:p>
          </table:table-cell>
          <table:table-cell table:formula="of:=MAX(FLOOR([.D73]/3;1)-2;0)" office:value-type="float" office:value="715">
            <text:p>715</text:p>
          </table:table-cell>
          <table:table-cell table:formula="of:=MAX(FLOOR([.E73]/3;1)-2;0)" office:value-type="float" office:value="236">
            <text:p>236</text:p>
          </table:table-cell>
          <table:table-cell table:formula="of:=MAX(FLOOR([.F73]/3;1)-2;0)" office:value-type="float" office:value="76">
            <text:p>76</text:p>
          </table:table-cell>
          <table:table-cell table:formula="of:=MAX(FLOOR([.G73]/3;1)-2;0)" office:value-type="float" office:value="23">
            <text:p>23</text:p>
          </table:table-cell>
          <table:table-cell table:formula="of:=MAX(FLOOR([.H73]/3;1)-2;0)" office:value-type="float" office:value="5">
            <text:p>5</text:p>
          </table:table-cell>
          <table:table-cell table:formula="of:=MAX(FLOOR([.I73]/3;1)-2;0)" office:value-type="float" office:value="0">
            <text:p>0</text:p>
          </table:table-cell>
          <table:table-cell table:formula="of:=MAX(FLOOR([.J73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885">
            <text:p>70885</text:p>
          </table:table-cell>
          <table:table-cell table:formula="of:=MAX(FLOOR([.A74]/3;1)-2;0)" office:value-type="float" office:value="23626">
            <text:p>23626</text:p>
          </table:table-cell>
          <table:table-cell table:formula="of:=MAX(FLOOR([.B74]/3;1)-2;0)" office:value-type="float" office:value="7873">
            <text:p>7873</text:p>
          </table:table-cell>
          <table:table-cell table:formula="of:=MAX(FLOOR([.C74]/3;1)-2;0)" office:value-type="float" office:value="2622">
            <text:p>2622</text:p>
          </table:table-cell>
          <table:table-cell table:formula="of:=MAX(FLOOR([.D74]/3;1)-2;0)" office:value-type="float" office:value="872">
            <text:p>872</text:p>
          </table:table-cell>
          <table:table-cell table:formula="of:=MAX(FLOOR([.E74]/3;1)-2;0)" office:value-type="float" office:value="288">
            <text:p>288</text:p>
          </table:table-cell>
          <table:table-cell table:formula="of:=MAX(FLOOR([.F74]/3;1)-2;0)" office:value-type="float" office:value="94">
            <text:p>94</text:p>
          </table:table-cell>
          <table:table-cell table:formula="of:=MAX(FLOOR([.G74]/3;1)-2;0)" office:value-type="float" office:value="29">
            <text:p>29</text:p>
          </table:table-cell>
          <table:table-cell table:formula="of:=MAX(FLOOR([.H74]/3;1)-2;0)" office:value-type="float" office:value="7">
            <text:p>7</text:p>
          </table:table-cell>
          <table:table-cell table:formula="of:=MAX(FLOOR([.I74]/3;1)-2;0)" office:value-type="float" office:value="0">
            <text:p>0</text:p>
          </table:table-cell>
          <table:table-cell table:formula="of:=MAX(FLOOR([.J74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482">
            <text:p>85482</text:p>
          </table:table-cell>
          <table:table-cell table:formula="of:=MAX(FLOOR([.A75]/3;1)-2;0)" office:value-type="float" office:value="28492">
            <text:p>28492</text:p>
          </table:table-cell>
          <table:table-cell table:formula="of:=MAX(FLOOR([.B75]/3;1)-2;0)" office:value-type="float" office:value="9495">
            <text:p>9495</text:p>
          </table:table-cell>
          <table:table-cell table:formula="of:=MAX(FLOOR([.C75]/3;1)-2;0)" office:value-type="float" office:value="3163">
            <text:p>3163</text:p>
          </table:table-cell>
          <table:table-cell table:formula="of:=MAX(FLOOR([.D75]/3;1)-2;0)" office:value-type="float" office:value="1052">
            <text:p>1052</text:p>
          </table:table-cell>
          <table:table-cell table:formula="of:=MAX(FLOOR([.E75]/3;1)-2;0)" office:value-type="float" office:value="348">
            <text:p>348</text:p>
          </table:table-cell>
          <table:table-cell table:formula="of:=MAX(FLOOR([.F75]/3;1)-2;0)" office:value-type="float" office:value="114">
            <text:p>114</text:p>
          </table:table-cell>
          <table:table-cell table:formula="of:=MAX(FLOOR([.G75]/3;1)-2;0)" office:value-type="float" office:value="36">
            <text:p>36</text:p>
          </table:table-cell>
          <table:table-cell table:formula="of:=MAX(FLOOR([.H75]/3;1)-2;0)" office:value-type="float" office:value="10">
            <text:p>10</text:p>
          </table:table-cell>
          <table:table-cell table:formula="of:=MAX(FLOOR([.I75]/3;1)-2;0)" office:value-type="float" office:value="1">
            <text:p>1</text:p>
          </table:table-cell>
          <table:table-cell table:formula="of:=MAX(FLOOR([.J75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889">
            <text:p>70889</text:p>
          </table:table-cell>
          <table:table-cell table:formula="of:=MAX(FLOOR([.A76]/3;1)-2;0)" office:value-type="float" office:value="23627">
            <text:p>23627</text:p>
          </table:table-cell>
          <table:table-cell table:formula="of:=MAX(FLOOR([.B76]/3;1)-2;0)" office:value-type="float" office:value="7873">
            <text:p>7873</text:p>
          </table:table-cell>
          <table:table-cell table:formula="of:=MAX(FLOOR([.C76]/3;1)-2;0)" office:value-type="float" office:value="2622">
            <text:p>2622</text:p>
          </table:table-cell>
          <table:table-cell table:formula="of:=MAX(FLOOR([.D76]/3;1)-2;0)" office:value-type="float" office:value="872">
            <text:p>872</text:p>
          </table:table-cell>
          <table:table-cell table:formula="of:=MAX(FLOOR([.E76]/3;1)-2;0)" office:value-type="float" office:value="288">
            <text:p>288</text:p>
          </table:table-cell>
          <table:table-cell table:formula="of:=MAX(FLOOR([.F76]/3;1)-2;0)" office:value-type="float" office:value="94">
            <text:p>94</text:p>
          </table:table-cell>
          <table:table-cell table:formula="of:=MAX(FLOOR([.G76]/3;1)-2;0)" office:value-type="float" office:value="29">
            <text:p>29</text:p>
          </table:table-cell>
          <table:table-cell table:formula="of:=MAX(FLOOR([.H76]/3;1)-2;0)" office:value-type="float" office:value="7">
            <text:p>7</text:p>
          </table:table-cell>
          <table:table-cell table:formula="of:=MAX(FLOOR([.I76]/3;1)-2;0)" office:value-type="float" office:value="0">
            <text:p>0</text:p>
          </table:table-cell>
          <table:table-cell table:formula="of:=MAX(FLOOR([.J76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029">
            <text:p>100029</text:p>
          </table:table-cell>
          <table:table-cell table:formula="of:=MAX(FLOOR([.A77]/3;1)-2;0)" office:value-type="float" office:value="33341">
            <text:p>33341</text:p>
          </table:table-cell>
          <table:table-cell table:formula="of:=MAX(FLOOR([.B77]/3;1)-2;0)" office:value-type="float" office:value="11111">
            <text:p>11111</text:p>
          </table:table-cell>
          <table:table-cell table:formula="of:=MAX(FLOOR([.C77]/3;1)-2;0)" office:value-type="float" office:value="3701">
            <text:p>3701</text:p>
          </table:table-cell>
          <table:table-cell table:formula="of:=MAX(FLOOR([.D77]/3;1)-2;0)" office:value-type="float" office:value="1231">
            <text:p>1231</text:p>
          </table:table-cell>
          <table:table-cell table:formula="of:=MAX(FLOOR([.E77]/3;1)-2;0)" office:value-type="float" office:value="408">
            <text:p>408</text:p>
          </table:table-cell>
          <table:table-cell table:formula="of:=MAX(FLOOR([.F77]/3;1)-2;0)" office:value-type="float" office:value="134">
            <text:p>134</text:p>
          </table:table-cell>
          <table:table-cell table:formula="of:=MAX(FLOOR([.G77]/3;1)-2;0)" office:value-type="float" office:value="42">
            <text:p>42</text:p>
          </table:table-cell>
          <table:table-cell table:formula="of:=MAX(FLOOR([.H77]/3;1)-2;0)" office:value-type="float" office:value="12">
            <text:p>12</text:p>
          </table:table-cell>
          <table:table-cell table:formula="of:=MAX(FLOOR([.I77]/3;1)-2;0)" office:value-type="float" office:value="2">
            <text:p>2</text:p>
          </table:table-cell>
          <table:table-cell table:formula="of:=MAX(FLOOR([.J77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447">
            <text:p>68447</text:p>
          </table:table-cell>
          <table:table-cell table:formula="of:=MAX(FLOOR([.A78]/3;1)-2;0)" office:value-type="float" office:value="22813">
            <text:p>22813</text:p>
          </table:table-cell>
          <table:table-cell table:formula="of:=MAX(FLOOR([.B78]/3;1)-2;0)" office:value-type="float" office:value="7602">
            <text:p>7602</text:p>
          </table:table-cell>
          <table:table-cell table:formula="of:=MAX(FLOOR([.C78]/3;1)-2;0)" office:value-type="float" office:value="2532">
            <text:p>2532</text:p>
          </table:table-cell>
          <table:table-cell table:formula="of:=MAX(FLOOR([.D78]/3;1)-2;0)" office:value-type="float" office:value="842">
            <text:p>842</text:p>
          </table:table-cell>
          <table:table-cell table:formula="of:=MAX(FLOOR([.E78]/3;1)-2;0)" office:value-type="float" office:value="278">
            <text:p>278</text:p>
          </table:table-cell>
          <table:table-cell table:formula="of:=MAX(FLOOR([.F78]/3;1)-2;0)" office:value-type="float" office:value="90">
            <text:p>90</text:p>
          </table:table-cell>
          <table:table-cell table:formula="of:=MAX(FLOOR([.G78]/3;1)-2;0)" office:value-type="float" office:value="28">
            <text:p>28</text:p>
          </table:table-cell>
          <table:table-cell table:formula="of:=MAX(FLOOR([.H78]/3;1)-2;0)" office:value-type="float" office:value="7">
            <text:p>7</text:p>
          </table:table-cell>
          <table:table-cell table:formula="of:=MAX(FLOOR([.I78]/3;1)-2;0)" office:value-type="float" office:value="0">
            <text:p>0</text:p>
          </table:table-cell>
          <table:table-cell table:formula="of:=MAX(FLOOR([.J78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111">
            <text:p>95111</text:p>
          </table:table-cell>
          <table:table-cell table:formula="of:=MAX(FLOOR([.A79]/3;1)-2;0)" office:value-type="float" office:value="31701">
            <text:p>31701</text:p>
          </table:table-cell>
          <table:table-cell table:formula="of:=MAX(FLOOR([.B79]/3;1)-2;0)" office:value-type="float" office:value="10565">
            <text:p>10565</text:p>
          </table:table-cell>
          <table:table-cell table:formula="of:=MAX(FLOOR([.C79]/3;1)-2;0)" office:value-type="float" office:value="3519">
            <text:p>3519</text:p>
          </table:table-cell>
          <table:table-cell table:formula="of:=MAX(FLOOR([.D79]/3;1)-2;0)" office:value-type="float" office:value="1171">
            <text:p>1171</text:p>
          </table:table-cell>
          <table:table-cell table:formula="of:=MAX(FLOOR([.E79]/3;1)-2;0)" office:value-type="float" office:value="388">
            <text:p>388</text:p>
          </table:table-cell>
          <table:table-cell table:formula="of:=MAX(FLOOR([.F79]/3;1)-2;0)" office:value-type="float" office:value="127">
            <text:p>127</text:p>
          </table:table-cell>
          <table:table-cell table:formula="of:=MAX(FLOOR([.G79]/3;1)-2;0)" office:value-type="float" office:value="40">
            <text:p>40</text:p>
          </table:table-cell>
          <table:table-cell table:formula="of:=MAX(FLOOR([.H79]/3;1)-2;0)" office:value-type="float" office:value="11">
            <text:p>11</text:p>
          </table:table-cell>
          <table:table-cell table:formula="of:=MAX(FLOOR([.I79]/3;1)-2;0)" office:value-type="float" office:value="1">
            <text:p>1</text:p>
          </table:table-cell>
          <table:table-cell table:formula="of:=MAX(FLOOR([.J79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896">
            <text:p>79896</text:p>
          </table:table-cell>
          <table:table-cell table:formula="of:=MAX(FLOOR([.A80]/3;1)-2;0)" office:value-type="float" office:value="26630">
            <text:p>26630</text:p>
          </table:table-cell>
          <table:table-cell table:formula="of:=MAX(FLOOR([.B80]/3;1)-2;0)" office:value-type="float" office:value="8874">
            <text:p>8874</text:p>
          </table:table-cell>
          <table:table-cell table:formula="of:=MAX(FLOOR([.C80]/3;1)-2;0)" office:value-type="float" office:value="2956">
            <text:p>2956</text:p>
          </table:table-cell>
          <table:table-cell table:formula="of:=MAX(FLOOR([.D80]/3;1)-2;0)" office:value-type="float" office:value="983">
            <text:p>983</text:p>
          </table:table-cell>
          <table:table-cell table:formula="of:=MAX(FLOOR([.E80]/3;1)-2;0)" office:value-type="float" office:value="325">
            <text:p>325</text:p>
          </table:table-cell>
          <table:table-cell table:formula="of:=MAX(FLOOR([.F80]/3;1)-2;0)" office:value-type="float" office:value="106">
            <text:p>106</text:p>
          </table:table-cell>
          <table:table-cell table:formula="of:=MAX(FLOOR([.G80]/3;1)-2;0)" office:value-type="float" office:value="33">
            <text:p>33</text:p>
          </table:table-cell>
          <table:table-cell table:formula="of:=MAX(FLOOR([.H80]/3;1)-2;0)" office:value-type="float" office:value="9">
            <text:p>9</text:p>
          </table:table-cell>
          <table:table-cell table:formula="of:=MAX(FLOOR([.I80]/3;1)-2;0)" office:value-type="float" office:value="1">
            <text:p>1</text:p>
          </table:table-cell>
          <table:table-cell table:formula="of:=MAX(FLOOR([.J80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650">
            <text:p>138650</text:p>
          </table:table-cell>
          <table:table-cell table:formula="of:=MAX(FLOOR([.A81]/3;1)-2;0)" office:value-type="float" office:value="46214">
            <text:p>46214</text:p>
          </table:table-cell>
          <table:table-cell table:formula="of:=MAX(FLOOR([.B81]/3;1)-2;0)" office:value-type="float" office:value="15402">
            <text:p>15402</text:p>
          </table:table-cell>
          <table:table-cell table:formula="of:=MAX(FLOOR([.C81]/3;1)-2;0)" office:value-type="float" office:value="5132">
            <text:p>5132</text:p>
          </table:table-cell>
          <table:table-cell table:formula="of:=MAX(FLOOR([.D81]/3;1)-2;0)" office:value-type="float" office:value="1708">
            <text:p>1708</text:p>
          </table:table-cell>
          <table:table-cell table:formula="of:=MAX(FLOOR([.E81]/3;1)-2;0)" office:value-type="float" office:value="567">
            <text:p>567</text:p>
          </table:table-cell>
          <table:table-cell table:formula="of:=MAX(FLOOR([.F81]/3;1)-2;0)" office:value-type="float" office:value="187">
            <text:p>187</text:p>
          </table:table-cell>
          <table:table-cell table:formula="of:=MAX(FLOOR([.G81]/3;1)-2;0)" office:value-type="float" office:value="60">
            <text:p>60</text:p>
          </table:table-cell>
          <table:table-cell table:formula="of:=MAX(FLOOR([.H81]/3;1)-2;0)" office:value-type="float" office:value="18">
            <text:p>18</text:p>
          </table:table-cell>
          <table:table-cell table:formula="of:=MAX(FLOOR([.I81]/3;1)-2;0)" office:value-type="float" office:value="4">
            <text:p>4</text:p>
          </table:table-cell>
          <table:table-cell table:formula="of:=MAX(FLOOR([.J81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079">
            <text:p>83079</text:p>
          </table:table-cell>
          <table:table-cell table:formula="of:=MAX(FLOOR([.A82]/3;1)-2;0)" office:value-type="float" office:value="27691">
            <text:p>27691</text:p>
          </table:table-cell>
          <table:table-cell table:formula="of:=MAX(FLOOR([.B82]/3;1)-2;0)" office:value-type="float" office:value="9228">
            <text:p>9228</text:p>
          </table:table-cell>
          <table:table-cell table:formula="of:=MAX(FLOOR([.C82]/3;1)-2;0)" office:value-type="float" office:value="3074">
            <text:p>3074</text:p>
          </table:table-cell>
          <table:table-cell table:formula="of:=MAX(FLOOR([.D82]/3;1)-2;0)" office:value-type="float" office:value="1022">
            <text:p>1022</text:p>
          </table:table-cell>
          <table:table-cell table:formula="of:=MAX(FLOOR([.E82]/3;1)-2;0)" office:value-type="float" office:value="338">
            <text:p>338</text:p>
          </table:table-cell>
          <table:table-cell table:formula="of:=MAX(FLOOR([.F82]/3;1)-2;0)" office:value-type="float" office:value="110">
            <text:p>110</text:p>
          </table:table-cell>
          <table:table-cell table:formula="of:=MAX(FLOOR([.G82]/3;1)-2;0)" office:value-type="float" office:value="34">
            <text:p>34</text:p>
          </table:table-cell>
          <table:table-cell table:formula="of:=MAX(FLOOR([.H82]/3;1)-2;0)" office:value-type="float" office:value="9">
            <text:p>9</text:p>
          </table:table-cell>
          <table:table-cell table:formula="of:=MAX(FLOOR([.I82]/3;1)-2;0)" office:value-type="float" office:value="1">
            <text:p>1</text:p>
          </table:table-cell>
          <table:table-cell table:formula="of:=MAX(FLOOR([.J82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112">
            <text:p>83112</text:p>
          </table:table-cell>
          <table:table-cell table:formula="of:=MAX(FLOOR([.A83]/3;1)-2;0)" office:value-type="float" office:value="27702">
            <text:p>27702</text:p>
          </table:table-cell>
          <table:table-cell table:formula="of:=MAX(FLOOR([.B83]/3;1)-2;0)" office:value-type="float" office:value="9232">
            <text:p>9232</text:p>
          </table:table-cell>
          <table:table-cell table:formula="of:=MAX(FLOOR([.C83]/3;1)-2;0)" office:value-type="float" office:value="3075">
            <text:p>3075</text:p>
          </table:table-cell>
          <table:table-cell table:formula="of:=MAX(FLOOR([.D83]/3;1)-2;0)" office:value-type="float" office:value="1023">
            <text:p>1023</text:p>
          </table:table-cell>
          <table:table-cell table:formula="of:=MAX(FLOOR([.E83]/3;1)-2;0)" office:value-type="float" office:value="339">
            <text:p>339</text:p>
          </table:table-cell>
          <table:table-cell table:formula="of:=MAX(FLOOR([.F83]/3;1)-2;0)" office:value-type="float" office:value="111">
            <text:p>111</text:p>
          </table:table-cell>
          <table:table-cell table:formula="of:=MAX(FLOOR([.G83]/3;1)-2;0)" office:value-type="float" office:value="35">
            <text:p>35</text:p>
          </table:table-cell>
          <table:table-cell table:formula="of:=MAX(FLOOR([.H83]/3;1)-2;0)" office:value-type="float" office:value="9">
            <text:p>9</text:p>
          </table:table-cell>
          <table:table-cell table:formula="of:=MAX(FLOOR([.I83]/3;1)-2;0)" office:value-type="float" office:value="1">
            <text:p>1</text:p>
          </table:table-cell>
          <table:table-cell table:formula="of:=MAX(FLOOR([.J83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7762">
            <text:p>117762</text:p>
          </table:table-cell>
          <table:table-cell table:formula="of:=MAX(FLOOR([.A84]/3;1)-2;0)" office:value-type="float" office:value="39252">
            <text:p>39252</text:p>
          </table:table-cell>
          <table:table-cell table:formula="of:=MAX(FLOOR([.B84]/3;1)-2;0)" office:value-type="float" office:value="13082">
            <text:p>13082</text:p>
          </table:table-cell>
          <table:table-cell table:formula="of:=MAX(FLOOR([.C84]/3;1)-2;0)" office:value-type="float" office:value="4358">
            <text:p>4358</text:p>
          </table:table-cell>
          <table:table-cell table:formula="of:=MAX(FLOOR([.D84]/3;1)-2;0)" office:value-type="float" office:value="1450">
            <text:p>1450</text:p>
          </table:table-cell>
          <table:table-cell table:formula="of:=MAX(FLOOR([.E84]/3;1)-2;0)" office:value-type="float" office:value="481">
            <text:p>481</text:p>
          </table:table-cell>
          <table:table-cell table:formula="of:=MAX(FLOOR([.F84]/3;1)-2;0)" office:value-type="float" office:value="158">
            <text:p>158</text:p>
          </table:table-cell>
          <table:table-cell table:formula="of:=MAX(FLOOR([.G84]/3;1)-2;0)" office:value-type="float" office:value="50">
            <text:p>50</text:p>
          </table:table-cell>
          <table:table-cell table:formula="of:=MAX(FLOOR([.H84]/3;1)-2;0)" office:value-type="float" office:value="14">
            <text:p>14</text:p>
          </table:table-cell>
          <table:table-cell table:formula="of:=MAX(FLOOR([.I84]/3;1)-2;0)" office:value-type="float" office:value="2">
            <text:p>2</text:p>
          </table:table-cell>
          <table:table-cell table:formula="of:=MAX(FLOOR([.J84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223">
            <text:p>57223</text:p>
          </table:table-cell>
          <table:table-cell table:formula="of:=MAX(FLOOR([.A85]/3;1)-2;0)" office:value-type="float" office:value="19072">
            <text:p>19072</text:p>
          </table:table-cell>
          <table:table-cell table:formula="of:=MAX(FLOOR([.B85]/3;1)-2;0)" office:value-type="float" office:value="6355">
            <text:p>6355</text:p>
          </table:table-cell>
          <table:table-cell table:formula="of:=MAX(FLOOR([.C85]/3;1)-2;0)" office:value-type="float" office:value="2116">
            <text:p>2116</text:p>
          </table:table-cell>
          <table:table-cell table:formula="of:=MAX(FLOOR([.D85]/3;1)-2;0)" office:value-type="float" office:value="703">
            <text:p>703</text:p>
          </table:table-cell>
          <table:table-cell table:formula="of:=MAX(FLOOR([.E85]/3;1)-2;0)" office:value-type="float" office:value="232">
            <text:p>232</text:p>
          </table:table-cell>
          <table:table-cell table:formula="of:=MAX(FLOOR([.F85]/3;1)-2;0)" office:value-type="float" office:value="75">
            <text:p>75</text:p>
          </table:table-cell>
          <table:table-cell table:formula="of:=MAX(FLOOR([.G85]/3;1)-2;0)" office:value-type="float" office:value="23">
            <text:p>23</text:p>
          </table:table-cell>
          <table:table-cell table:formula="of:=MAX(FLOOR([.H85]/3;1)-2;0)" office:value-type="float" office:value="5">
            <text:p>5</text:p>
          </table:table-cell>
          <table:table-cell table:formula="of:=MAX(FLOOR([.I85]/3;1)-2;0)" office:value-type="float" office:value="0">
            <text:p>0</text:p>
          </table:table-cell>
          <table:table-cell table:formula="of:=MAX(FLOOR([.J85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122">
            <text:p>138122</text:p>
          </table:table-cell>
          <table:table-cell table:formula="of:=MAX(FLOOR([.A86]/3;1)-2;0)" office:value-type="float" office:value="46038">
            <text:p>46038</text:p>
          </table:table-cell>
          <table:table-cell table:formula="of:=MAX(FLOOR([.B86]/3;1)-2;0)" office:value-type="float" office:value="15344">
            <text:p>15344</text:p>
          </table:table-cell>
          <table:table-cell table:formula="of:=MAX(FLOOR([.C86]/3;1)-2;0)" office:value-type="float" office:value="5112">
            <text:p>5112</text:p>
          </table:table-cell>
          <table:table-cell table:formula="of:=MAX(FLOOR([.D86]/3;1)-2;0)" office:value-type="float" office:value="1702">
            <text:p>1702</text:p>
          </table:table-cell>
          <table:table-cell table:formula="of:=MAX(FLOOR([.E86]/3;1)-2;0)" office:value-type="float" office:value="565">
            <text:p>565</text:p>
          </table:table-cell>
          <table:table-cell table:formula="of:=MAX(FLOOR([.F86]/3;1)-2;0)" office:value-type="float" office:value="186">
            <text:p>186</text:p>
          </table:table-cell>
          <table:table-cell table:formula="of:=MAX(FLOOR([.G86]/3;1)-2;0)" office:value-type="float" office:value="60">
            <text:p>60</text:p>
          </table:table-cell>
          <table:table-cell table:formula="of:=MAX(FLOOR([.H86]/3;1)-2;0)" office:value-type="float" office:value="18">
            <text:p>18</text:p>
          </table:table-cell>
          <table:table-cell table:formula="of:=MAX(FLOOR([.I86]/3;1)-2;0)" office:value-type="float" office:value="4">
            <text:p>4</text:p>
          </table:table-cell>
          <table:table-cell table:formula="of:=MAX(FLOOR([.J86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5193">
            <text:p>145193</text:p>
          </table:table-cell>
          <table:table-cell table:formula="of:=MAX(FLOOR([.A87]/3;1)-2;0)" office:value-type="float" office:value="48395">
            <text:p>48395</text:p>
          </table:table-cell>
          <table:table-cell table:formula="of:=MAX(FLOOR([.B87]/3;1)-2;0)" office:value-type="float" office:value="16129">
            <text:p>16129</text:p>
          </table:table-cell>
          <table:table-cell table:formula="of:=MAX(FLOOR([.C87]/3;1)-2;0)" office:value-type="float" office:value="5374">
            <text:p>5374</text:p>
          </table:table-cell>
          <table:table-cell table:formula="of:=MAX(FLOOR([.D87]/3;1)-2;0)" office:value-type="float" office:value="1789">
            <text:p>1789</text:p>
          </table:table-cell>
          <table:table-cell table:formula="of:=MAX(FLOOR([.E87]/3;1)-2;0)" office:value-type="float" office:value="594">
            <text:p>594</text:p>
          </table:table-cell>
          <table:table-cell table:formula="of:=MAX(FLOOR([.F87]/3;1)-2;0)" office:value-type="float" office:value="196">
            <text:p>196</text:p>
          </table:table-cell>
          <table:table-cell table:formula="of:=MAX(FLOOR([.G87]/3;1)-2;0)" office:value-type="float" office:value="63">
            <text:p>63</text:p>
          </table:table-cell>
          <table:table-cell table:formula="of:=MAX(FLOOR([.H87]/3;1)-2;0)" office:value-type="float" office:value="19">
            <text:p>19</text:p>
          </table:table-cell>
          <table:table-cell table:formula="of:=MAX(FLOOR([.I87]/3;1)-2;0)" office:value-type="float" office:value="4">
            <text:p>4</text:p>
          </table:table-cell>
          <table:table-cell table:formula="of:=MAX(FLOOR([.J87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251">
            <text:p>85251</text:p>
          </table:table-cell>
          <table:table-cell table:formula="of:=MAX(FLOOR([.A88]/3;1)-2;0)" office:value-type="float" office:value="28415">
            <text:p>28415</text:p>
          </table:table-cell>
          <table:table-cell table:formula="of:=MAX(FLOOR([.B88]/3;1)-2;0)" office:value-type="float" office:value="9469">
            <text:p>9469</text:p>
          </table:table-cell>
          <table:table-cell table:formula="of:=MAX(FLOOR([.C88]/3;1)-2;0)" office:value-type="float" office:value="3154">
            <text:p>3154</text:p>
          </table:table-cell>
          <table:table-cell table:formula="of:=MAX(FLOOR([.D88]/3;1)-2;0)" office:value-type="float" office:value="1049">
            <text:p>1049</text:p>
          </table:table-cell>
          <table:table-cell table:formula="of:=MAX(FLOOR([.E88]/3;1)-2;0)" office:value-type="float" office:value="347">
            <text:p>347</text:p>
          </table:table-cell>
          <table:table-cell table:formula="of:=MAX(FLOOR([.F88]/3;1)-2;0)" office:value-type="float" office:value="113">
            <text:p>113</text:p>
          </table:table-cell>
          <table:table-cell table:formula="of:=MAX(FLOOR([.G88]/3;1)-2;0)" office:value-type="float" office:value="35">
            <text:p>35</text:p>
          </table:table-cell>
          <table:table-cell table:formula="of:=MAX(FLOOR([.H88]/3;1)-2;0)" office:value-type="float" office:value="9">
            <text:p>9</text:p>
          </table:table-cell>
          <table:table-cell table:formula="of:=MAX(FLOOR([.I88]/3;1)-2;0)" office:value-type="float" office:value="1">
            <text:p>1</text:p>
          </table:table-cell>
          <table:table-cell table:formula="of:=MAX(FLOOR([.J88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3331">
            <text:p>103331</text:p>
          </table:table-cell>
          <table:table-cell table:formula="of:=MAX(FLOOR([.A89]/3;1)-2;0)" office:value-type="float" office:value="34441">
            <text:p>34441</text:p>
          </table:table-cell>
          <table:table-cell table:formula="of:=MAX(FLOOR([.B89]/3;1)-2;0)" office:value-type="float" office:value="11478">
            <text:p>11478</text:p>
          </table:table-cell>
          <table:table-cell table:formula="of:=MAX(FLOOR([.C89]/3;1)-2;0)" office:value-type="float" office:value="3824">
            <text:p>3824</text:p>
          </table:table-cell>
          <table:table-cell table:formula="of:=MAX(FLOOR([.D89]/3;1)-2;0)" office:value-type="float" office:value="1272">
            <text:p>1272</text:p>
          </table:table-cell>
          <table:table-cell table:formula="of:=MAX(FLOOR([.E89]/3;1)-2;0)" office:value-type="float" office:value="422">
            <text:p>422</text:p>
          </table:table-cell>
          <table:table-cell table:formula="of:=MAX(FLOOR([.F89]/3;1)-2;0)" office:value-type="float" office:value="138">
            <text:p>138</text:p>
          </table:table-cell>
          <table:table-cell table:formula="of:=MAX(FLOOR([.G89]/3;1)-2;0)" office:value-type="float" office:value="44">
            <text:p>44</text:p>
          </table:table-cell>
          <table:table-cell table:formula="of:=MAX(FLOOR([.H89]/3;1)-2;0)" office:value-type="float" office:value="12">
            <text:p>12</text:p>
          </table:table-cell>
          <table:table-cell table:formula="of:=MAX(FLOOR([.I89]/3;1)-2;0)" office:value-type="float" office:value="2">
            <text:p>2</text:p>
          </table:table-cell>
          <table:table-cell table:formula="of:=MAX(FLOOR([.J89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501">
            <text:p>134501</text:p>
          </table:table-cell>
          <table:table-cell table:formula="of:=MAX(FLOOR([.A90]/3;1)-2;0)" office:value-type="float" office:value="44831">
            <text:p>44831</text:p>
          </table:table-cell>
          <table:table-cell table:formula="of:=MAX(FLOOR([.B90]/3;1)-2;0)" office:value-type="float" office:value="14941">
            <text:p>14941</text:p>
          </table:table-cell>
          <table:table-cell table:formula="of:=MAX(FLOOR([.C90]/3;1)-2;0)" office:value-type="float" office:value="4978">
            <text:p>4978</text:p>
          </table:table-cell>
          <table:table-cell table:formula="of:=MAX(FLOOR([.D90]/3;1)-2;0)" office:value-type="float" office:value="1657">
            <text:p>1657</text:p>
          </table:table-cell>
          <table:table-cell table:formula="of:=MAX(FLOOR([.E90]/3;1)-2;0)" office:value-type="float" office:value="550">
            <text:p>550</text:p>
          </table:table-cell>
          <table:table-cell table:formula="of:=MAX(FLOOR([.F90]/3;1)-2;0)" office:value-type="float" office:value="181">
            <text:p>181</text:p>
          </table:table-cell>
          <table:table-cell table:formula="of:=MAX(FLOOR([.G90]/3;1)-2;0)" office:value-type="float" office:value="58">
            <text:p>58</text:p>
          </table:table-cell>
          <table:table-cell table:formula="of:=MAX(FLOOR([.H90]/3;1)-2;0)" office:value-type="float" office:value="17">
            <text:p>17</text:p>
          </table:table-cell>
          <table:table-cell table:formula="of:=MAX(FLOOR([.I90]/3;1)-2;0)" office:value-type="float" office:value="3">
            <text:p>3</text:p>
          </table:table-cell>
          <table:table-cell table:formula="of:=MAX(FLOOR([.J90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023">
            <text:p>77023</text:p>
          </table:table-cell>
          <table:table-cell table:formula="of:=MAX(FLOOR([.A91]/3;1)-2;0)" office:value-type="float" office:value="25672">
            <text:p>25672</text:p>
          </table:table-cell>
          <table:table-cell table:formula="of:=MAX(FLOOR([.B91]/3;1)-2;0)" office:value-type="float" office:value="8555">
            <text:p>8555</text:p>
          </table:table-cell>
          <table:table-cell table:formula="of:=MAX(FLOOR([.C91]/3;1)-2;0)" office:value-type="float" office:value="2849">
            <text:p>2849</text:p>
          </table:table-cell>
          <table:table-cell table:formula="of:=MAX(FLOOR([.D91]/3;1)-2;0)" office:value-type="float" office:value="947">
            <text:p>947</text:p>
          </table:table-cell>
          <table:table-cell table:formula="of:=MAX(FLOOR([.E91]/3;1)-2;0)" office:value-type="float" office:value="313">
            <text:p>313</text:p>
          </table:table-cell>
          <table:table-cell table:formula="of:=MAX(FLOOR([.F91]/3;1)-2;0)" office:value-type="float" office:value="102">
            <text:p>102</text:p>
          </table:table-cell>
          <table:table-cell table:formula="of:=MAX(FLOOR([.G91]/3;1)-2;0)" office:value-type="float" office:value="32">
            <text:p>32</text:p>
          </table:table-cell>
          <table:table-cell table:formula="of:=MAX(FLOOR([.H91]/3;1)-2;0)" office:value-type="float" office:value="8">
            <text:p>8</text:p>
          </table:table-cell>
          <table:table-cell table:formula="of:=MAX(FLOOR([.I91]/3;1)-2;0)" office:value-type="float" office:value="0">
            <text:p>0</text:p>
          </table:table-cell>
          <table:table-cell table:formula="of:=MAX(FLOOR([.J91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8189">
            <text:p>148189</text:p>
          </table:table-cell>
          <table:table-cell table:formula="of:=MAX(FLOOR([.A92]/3;1)-2;0)" office:value-type="float" office:value="49394">
            <text:p>49394</text:p>
          </table:table-cell>
          <table:table-cell table:formula="of:=MAX(FLOOR([.B92]/3;1)-2;0)" office:value-type="float" office:value="16462">
            <text:p>16462</text:p>
          </table:table-cell>
          <table:table-cell table:formula="of:=MAX(FLOOR([.C92]/3;1)-2;0)" office:value-type="float" office:value="5485">
            <text:p>5485</text:p>
          </table:table-cell>
          <table:table-cell table:formula="of:=MAX(FLOOR([.D92]/3;1)-2;0)" office:value-type="float" office:value="1826">
            <text:p>1826</text:p>
          </table:table-cell>
          <table:table-cell table:formula="of:=MAX(FLOOR([.E92]/3;1)-2;0)" office:value-type="float" office:value="606">
            <text:p>606</text:p>
          </table:table-cell>
          <table:table-cell table:formula="of:=MAX(FLOOR([.F92]/3;1)-2;0)" office:value-type="float" office:value="200">
            <text:p>200</text:p>
          </table:table-cell>
          <table:table-cell table:formula="of:=MAX(FLOOR([.G92]/3;1)-2;0)" office:value-type="float" office:value="64">
            <text:p>64</text:p>
          </table:table-cell>
          <table:table-cell table:formula="of:=MAX(FLOOR([.H92]/3;1)-2;0)" office:value-type="float" office:value="19">
            <text:p>19</text:p>
          </table:table-cell>
          <table:table-cell table:formula="of:=MAX(FLOOR([.I92]/3;1)-2;0)" office:value-type="float" office:value="4">
            <text:p>4</text:p>
          </table:table-cell>
          <table:table-cell table:formula="of:=MAX(FLOOR([.J92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1341">
            <text:p>141341</text:p>
          </table:table-cell>
          <table:table-cell table:formula="of:=MAX(FLOOR([.A93]/3;1)-2;0)" office:value-type="float" office:value="47111">
            <text:p>47111</text:p>
          </table:table-cell>
          <table:table-cell table:formula="of:=MAX(FLOOR([.B93]/3;1)-2;0)" office:value-type="float" office:value="15701">
            <text:p>15701</text:p>
          </table:table-cell>
          <table:table-cell table:formula="of:=MAX(FLOOR([.C93]/3;1)-2;0)" office:value-type="float" office:value="5231">
            <text:p>5231</text:p>
          </table:table-cell>
          <table:table-cell table:formula="of:=MAX(FLOOR([.D93]/3;1)-2;0)" office:value-type="float" office:value="1741">
            <text:p>1741</text:p>
          </table:table-cell>
          <table:table-cell table:formula="of:=MAX(FLOOR([.E93]/3;1)-2;0)" office:value-type="float" office:value="578">
            <text:p>578</text:p>
          </table:table-cell>
          <table:table-cell table:formula="of:=MAX(FLOOR([.F93]/3;1)-2;0)" office:value-type="float" office:value="190">
            <text:p>190</text:p>
          </table:table-cell>
          <table:table-cell table:formula="of:=MAX(FLOOR([.G93]/3;1)-2;0)" office:value-type="float" office:value="61">
            <text:p>61</text:p>
          </table:table-cell>
          <table:table-cell table:formula="of:=MAX(FLOOR([.H93]/3;1)-2;0)" office:value-type="float" office:value="18">
            <text:p>18</text:p>
          </table:table-cell>
          <table:table-cell table:formula="of:=MAX(FLOOR([.I93]/3;1)-2;0)" office:value-type="float" office:value="4">
            <text:p>4</text:p>
          </table:table-cell>
          <table:table-cell table:formula="of:=MAX(FLOOR([.J93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994">
            <text:p>75994</text:p>
          </table:table-cell>
          <table:table-cell table:formula="of:=MAX(FLOOR([.A94]/3;1)-2;0)" office:value-type="float" office:value="25329">
            <text:p>25329</text:p>
          </table:table-cell>
          <table:table-cell table:formula="of:=MAX(FLOOR([.B94]/3;1)-2;0)" office:value-type="float" office:value="8441">
            <text:p>8441</text:p>
          </table:table-cell>
          <table:table-cell table:formula="of:=MAX(FLOOR([.C94]/3;1)-2;0)" office:value-type="float" office:value="2811">
            <text:p>2811</text:p>
          </table:table-cell>
          <table:table-cell table:formula="of:=MAX(FLOOR([.D94]/3;1)-2;0)" office:value-type="float" office:value="935">
            <text:p>935</text:p>
          </table:table-cell>
          <table:table-cell table:formula="of:=MAX(FLOOR([.E94]/3;1)-2;0)" office:value-type="float" office:value="309">
            <text:p>309</text:p>
          </table:table-cell>
          <table:table-cell table:formula="of:=MAX(FLOOR([.F94]/3;1)-2;0)" office:value-type="float" office:value="101">
            <text:p>101</text:p>
          </table:table-cell>
          <table:table-cell table:formula="of:=MAX(FLOOR([.G94]/3;1)-2;0)" office:value-type="float" office:value="31">
            <text:p>31</text:p>
          </table:table-cell>
          <table:table-cell table:formula="of:=MAX(FLOOR([.H94]/3;1)-2;0)" office:value-type="float" office:value="8">
            <text:p>8</text:p>
          </table:table-cell>
          <table:table-cell table:formula="of:=MAX(FLOOR([.I94]/3;1)-2;0)" office:value-type="float" office:value="0">
            <text:p>0</text:p>
          </table:table-cell>
          <table:table-cell table:formula="of:=MAX(FLOOR([.J94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024">
            <text:p>67024</text:p>
          </table:table-cell>
          <table:table-cell table:formula="of:=MAX(FLOOR([.A95]/3;1)-2;0)" office:value-type="float" office:value="22339">
            <text:p>22339</text:p>
          </table:table-cell>
          <table:table-cell table:formula="of:=MAX(FLOOR([.B95]/3;1)-2;0)" office:value-type="float" office:value="7444">
            <text:p>7444</text:p>
          </table:table-cell>
          <table:table-cell table:formula="of:=MAX(FLOOR([.C95]/3;1)-2;0)" office:value-type="float" office:value="2479">
            <text:p>2479</text:p>
          </table:table-cell>
          <table:table-cell table:formula="of:=MAX(FLOOR([.D95]/3;1)-2;0)" office:value-type="float" office:value="824">
            <text:p>824</text:p>
          </table:table-cell>
          <table:table-cell table:formula="of:=MAX(FLOOR([.E95]/3;1)-2;0)" office:value-type="float" office:value="272">
            <text:p>272</text:p>
          </table:table-cell>
          <table:table-cell table:formula="of:=MAX(FLOOR([.F95]/3;1)-2;0)" office:value-type="float" office:value="88">
            <text:p>88</text:p>
          </table:table-cell>
          <table:table-cell table:formula="of:=MAX(FLOOR([.G95]/3;1)-2;0)" office:value-type="float" office:value="27">
            <text:p>27</text:p>
          </table:table-cell>
          <table:table-cell table:formula="of:=MAX(FLOOR([.H95]/3;1)-2;0)" office:value-type="float" office:value="7">
            <text:p>7</text:p>
          </table:table-cell>
          <table:table-cell table:formula="of:=MAX(FLOOR([.I95]/3;1)-2;0)" office:value-type="float" office:value="0">
            <text:p>0</text:p>
          </table:table-cell>
          <table:table-cell table:formula="of:=MAX(FLOOR([.J95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7767">
            <text:p>137767</text:p>
          </table:table-cell>
          <table:table-cell table:formula="of:=MAX(FLOOR([.A96]/3;1)-2;0)" office:value-type="float" office:value="45920">
            <text:p>45920</text:p>
          </table:table-cell>
          <table:table-cell table:formula="of:=MAX(FLOOR([.B96]/3;1)-2;0)" office:value-type="float" office:value="15304">
            <text:p>15304</text:p>
          </table:table-cell>
          <table:table-cell table:formula="of:=MAX(FLOOR([.C96]/3;1)-2;0)" office:value-type="float" office:value="5099">
            <text:p>5099</text:p>
          </table:table-cell>
          <table:table-cell table:formula="of:=MAX(FLOOR([.D96]/3;1)-2;0)" office:value-type="float" office:value="1697">
            <text:p>1697</text:p>
          </table:table-cell>
          <table:table-cell table:formula="of:=MAX(FLOOR([.E96]/3;1)-2;0)" office:value-type="float" office:value="563">
            <text:p>563</text:p>
          </table:table-cell>
          <table:table-cell table:formula="of:=MAX(FLOOR([.F96]/3;1)-2;0)" office:value-type="float" office:value="185">
            <text:p>185</text:p>
          </table:table-cell>
          <table:table-cell table:formula="of:=MAX(FLOOR([.G96]/3;1)-2;0)" office:value-type="float" office:value="59">
            <text:p>59</text:p>
          </table:table-cell>
          <table:table-cell table:formula="of:=MAX(FLOOR([.H96]/3;1)-2;0)" office:value-type="float" office:value="17">
            <text:p>17</text:p>
          </table:table-cell>
          <table:table-cell table:formula="of:=MAX(FLOOR([.I96]/3;1)-2;0)" office:value-type="float" office:value="3">
            <text:p>3</text:p>
          </table:table-cell>
          <table:table-cell table:formula="of:=MAX(FLOOR([.J96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260">
            <text:p>86260</text:p>
          </table:table-cell>
          <table:table-cell table:formula="of:=MAX(FLOOR([.A97]/3;1)-2;0)" office:value-type="float" office:value="28751">
            <text:p>28751</text:p>
          </table:table-cell>
          <table:table-cell table:formula="of:=MAX(FLOOR([.B97]/3;1)-2;0)" office:value-type="float" office:value="9581">
            <text:p>9581</text:p>
          </table:table-cell>
          <table:table-cell table:formula="of:=MAX(FLOOR([.C97]/3;1)-2;0)" office:value-type="float" office:value="3191">
            <text:p>3191</text:p>
          </table:table-cell>
          <table:table-cell table:formula="of:=MAX(FLOOR([.D97]/3;1)-2;0)" office:value-type="float" office:value="1061">
            <text:p>1061</text:p>
          </table:table-cell>
          <table:table-cell table:formula="of:=MAX(FLOOR([.E97]/3;1)-2;0)" office:value-type="float" office:value="351">
            <text:p>351</text:p>
          </table:table-cell>
          <table:table-cell table:formula="of:=MAX(FLOOR([.F97]/3;1)-2;0)" office:value-type="float" office:value="115">
            <text:p>115</text:p>
          </table:table-cell>
          <table:table-cell table:formula="of:=MAX(FLOOR([.G97]/3;1)-2;0)" office:value-type="float" office:value="36">
            <text:p>36</text:p>
          </table:table-cell>
          <table:table-cell table:formula="of:=MAX(FLOOR([.H97]/3;1)-2;0)" office:value-type="float" office:value="10">
            <text:p>10</text:p>
          </table:table-cell>
          <table:table-cell table:formula="of:=MAX(FLOOR([.I97]/3;1)-2;0)" office:value-type="float" office:value="1">
            <text:p>1</text:p>
          </table:table-cell>
          <table:table-cell table:formula="of:=MAX(FLOOR([.J97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705">
            <text:p>58705</text:p>
          </table:table-cell>
          <table:table-cell table:formula="of:=MAX(FLOOR([.A98]/3;1)-2;0)" office:value-type="float" office:value="19566">
            <text:p>19566</text:p>
          </table:table-cell>
          <table:table-cell table:formula="of:=MAX(FLOOR([.B98]/3;1)-2;0)" office:value-type="float" office:value="6520">
            <text:p>6520</text:p>
          </table:table-cell>
          <table:table-cell table:formula="of:=MAX(FLOOR([.C98]/3;1)-2;0)" office:value-type="float" office:value="2171">
            <text:p>2171</text:p>
          </table:table-cell>
          <table:table-cell table:formula="of:=MAX(FLOOR([.D98]/3;1)-2;0)" office:value-type="float" office:value="721">
            <text:p>721</text:p>
          </table:table-cell>
          <table:table-cell table:formula="of:=MAX(FLOOR([.E98]/3;1)-2;0)" office:value-type="float" office:value="238">
            <text:p>238</text:p>
          </table:table-cell>
          <table:table-cell table:formula="of:=MAX(FLOOR([.F98]/3;1)-2;0)" office:value-type="float" office:value="77">
            <text:p>77</text:p>
          </table:table-cell>
          <table:table-cell table:formula="of:=MAX(FLOOR([.G98]/3;1)-2;0)" office:value-type="float" office:value="23">
            <text:p>23</text:p>
          </table:table-cell>
          <table:table-cell table:formula="of:=MAX(FLOOR([.H98]/3;1)-2;0)" office:value-type="float" office:value="5">
            <text:p>5</text:p>
          </table:table-cell>
          <table:table-cell table:formula="of:=MAX(FLOOR([.I98]/3;1)-2;0)" office:value-type="float" office:value="0">
            <text:p>0</text:p>
          </table:table-cell>
          <table:table-cell table:formula="of:=MAX(FLOOR([.J98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771">
            <text:p>58771</text:p>
          </table:table-cell>
          <table:table-cell table:formula="of:=MAX(FLOOR([.A99]/3;1)-2;0)" office:value-type="float" office:value="19588">
            <text:p>19588</text:p>
          </table:table-cell>
          <table:table-cell table:formula="of:=MAX(FLOOR([.B99]/3;1)-2;0)" office:value-type="float" office:value="6527">
            <text:p>6527</text:p>
          </table:table-cell>
          <table:table-cell table:formula="of:=MAX(FLOOR([.C99]/3;1)-2;0)" office:value-type="float" office:value="2173">
            <text:p>2173</text:p>
          </table:table-cell>
          <table:table-cell table:formula="of:=MAX(FLOOR([.D99]/3;1)-2;0)" office:value-type="float" office:value="722">
            <text:p>722</text:p>
          </table:table-cell>
          <table:table-cell table:formula="of:=MAX(FLOOR([.E99]/3;1)-2;0)" office:value-type="float" office:value="238">
            <text:p>238</text:p>
          </table:table-cell>
          <table:table-cell table:formula="of:=MAX(FLOOR([.F99]/3;1)-2;0)" office:value-type="float" office:value="77">
            <text:p>77</text:p>
          </table:table-cell>
          <table:table-cell table:formula="of:=MAX(FLOOR([.G99]/3;1)-2;0)" office:value-type="float" office:value="23">
            <text:p>23</text:p>
          </table:table-cell>
          <table:table-cell table:formula="of:=MAX(FLOOR([.H99]/3;1)-2;0)" office:value-type="float" office:value="5">
            <text:p>5</text:p>
          </table:table-cell>
          <table:table-cell table:formula="of:=MAX(FLOOR([.I99]/3;1)-2;0)" office:value-type="float" office:value="0">
            <text:p>0</text:p>
          </table:table-cell>
          <table:table-cell table:formula="of:=MAX(FLOOR([.J99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684">
            <text:p>60684</text:p>
          </table:table-cell>
          <table:table-cell table:formula="of:=MAX(FLOOR([.A100]/3;1)-2;0)" office:value-type="float" office:value="20226">
            <text:p>20226</text:p>
          </table:table-cell>
          <table:table-cell table:formula="of:=MAX(FLOOR([.B100]/3;1)-2;0)" office:value-type="float" office:value="6740">
            <text:p>6740</text:p>
          </table:table-cell>
          <table:table-cell table:formula="of:=MAX(FLOOR([.C100]/3;1)-2;0)" office:value-type="float" office:value="2244">
            <text:p>2244</text:p>
          </table:table-cell>
          <table:table-cell table:formula="of:=MAX(FLOOR([.D100]/3;1)-2;0)" office:value-type="float" office:value="746">
            <text:p>746</text:p>
          </table:table-cell>
          <table:table-cell table:formula="of:=MAX(FLOOR([.E100]/3;1)-2;0)" office:value-type="float" office:value="246">
            <text:p>246</text:p>
          </table:table-cell>
          <table:table-cell table:formula="of:=MAX(FLOOR([.F100]/3;1)-2;0)" office:value-type="float" office:value="80">
            <text:p>80</text:p>
          </table:table-cell>
          <table:table-cell table:formula="of:=MAX(FLOOR([.G100]/3;1)-2;0)" office:value-type="float" office:value="24">
            <text:p>24</text:p>
          </table:table-cell>
          <table:table-cell table:formula="of:=MAX(FLOOR([.H100]/3;1)-2;0)" office:value-type="float" office:value="6">
            <text:p>6</text:p>
          </table:table-cell>
          <table:table-cell table:formula="of:=MAX(FLOOR([.I100]/3;1)-2;0)" office:value-type="float" office:value="0">
            <text:p>0</text:p>
          </table:table-cell>
          <table:table-cell table:formula="of:=MAX(FLOOR([.J100]/3;1)-2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655">
            <text:p>79655</text:p>
          </table:table-cell>
          <table:table-cell table:formula="of:=MAX(FLOOR([.A101]/3;1)-2;0)" office:value-type="float" office:value="26549">
            <text:p>26549</text:p>
          </table:table-cell>
          <table:table-cell table:formula="of:=MAX(FLOOR([.B101]/3;1)-2;0)" office:value-type="float" office:value="8847">
            <text:p>8847</text:p>
          </table:table-cell>
          <table:table-cell table:formula="of:=MAX(FLOOR([.C101]/3;1)-2;0)" office:value-type="float" office:value="2947">
            <text:p>2947</text:p>
          </table:table-cell>
          <table:table-cell table:formula="of:=MAX(FLOOR([.D101]/3;1)-2;0)" office:value-type="float" office:value="980">
            <text:p>980</text:p>
          </table:table-cell>
          <table:table-cell table:formula="of:=MAX(FLOOR([.E101]/3;1)-2;0)" office:value-type="float" office:value="324">
            <text:p>324</text:p>
          </table:table-cell>
          <table:table-cell table:formula="of:=MAX(FLOOR([.F101]/3;1)-2;0)" office:value-type="float" office:value="106">
            <text:p>106</text:p>
          </table:table-cell>
          <table:table-cell table:formula="of:=MAX(FLOOR([.G101]/3;1)-2;0)" office:value-type="float" office:value="33">
            <text:p>33</text:p>
          </table:table-cell>
          <table:table-cell table:formula="of:=MAX(FLOOR([.H101]/3;1)-2;0)" office:value-type="float" office:value="9">
            <text:p>9</text:p>
          </table:table-cell>
          <table:table-cell table:formula="of:=MAX(FLOOR([.I101]/3;1)-2;0)" office:value-type="float" office:value="1">
            <text:p>1</text:p>
          </table:table-cell>
          <table:table-cell table:formula="of:=MAX(FLOOR([.J101]/3;1)-2;0)" office:value-type="float" office:value="0">
            <text:p>0</text:p>
          </table:table-cell>
          <table:table-cell/>
        </table:table-row>
        <table:table-row table:style-name="ro2">
          <table:table-cell table:style-name="Default" office:value-type="string">
            <text:p>SUM:</text:p>
          </table:table-cell>
          <table:table-cell table:formula="of:=SUM([.B2:.B101])" office:value-type="float" office:value="3402609">
            <text:p>3402609</text:p>
          </table:table-cell>
          <table:table-cell table:formula="of:=SUM([.C2:.C101])" office:value-type="float" office:value="1133968">
            <text:p>1133968</text:p>
          </table:table-cell>
          <table:table-cell table:formula="of:=SUM([.D2:.D101])" office:value-type="float" office:value="377753">
            <text:p>377753</text:p>
          </table:table-cell>
          <table:table-cell table:formula="of:=SUM([.E2:.E101])" office:value-type="float" office:value="125682">
            <text:p>125682</text:p>
          </table:table-cell>
          <table:table-cell table:formula="of:=SUM([.F2:.F101])" office:value-type="float" office:value="41656">
            <text:p>41656</text:p>
          </table:table-cell>
          <table:table-cell table:formula="of:=SUM([.G2:.G101])" office:value-type="float" office:value="13657">
            <text:p>13657</text:p>
          </table:table-cell>
          <table:table-cell table:formula="of:=SUM([.H2:.H101])" office:value-type="float" office:value="4315">
            <text:p>4315</text:p>
          </table:table-cell>
          <table:table-cell table:formula="of:=SUM([.I2:.I101])" office:value-type="float" office:value="1207">
            <text:p>1207</text:p>
          </table:table-cell>
          <table:table-cell table:formula="of:=SUM([.J2:.J101])" office:value-type="float" office:value="178">
            <text:p>178</text:p>
          </table:table-cell>
          <table:table-cell table:formula="of:=SUM([.K2:.K101])" office:value-type="float" office:value="0">
            <text:p>0</text:p>
          </table:table-cell>
          <table:table-cell table:formula="of:=SUM([.B102:.K102])" office:value-type="float" office:value="5101025">
            <text:p>510102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1">2020.12.01</text:date>, <text:time>21:1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20:56:31.60</meta:creation-date>
    <dc:date>2020-12-01T21:11:39.93</dc:date>
    <meta:editing-duration>PT15M10S</meta:editing-duration>
    <meta:editing-cycles>1</meta:editing-cycles>
    <meta:document-statistic meta:table-count="3" meta:cell-count="1114" meta:object-count="0"/>
    <meta:generator>OpenOffice/4.1.6$Win32 OpenOffice.org_project/416m1$Build-9790</meta:generator>
  </office:meta>
</office:document-meta>
</file>